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555in"/>
    </style:style>
    <style:style style:name="co6" style:family="table-column">
      <style:table-column-properties fo:break-before="auto" style:column-width="0.9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984in" svg:y="2.5063in">
            <draw:object draw:notify-on-update-of-ranges="Sheet1.B12:Sheet1.AZ12 Sheet1.BA12:Sheet1.C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83in" svg:height="3.5335in" svg:x="7.8087in" svg:y="2.2004in">
            <draw:object draw:notify-on-update-of-ranges="Sheet1.BA12:Sheet1.CY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8752in" svg:y="6.0453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1" table:default-cell-style-name="Default"/>
        <table:table-column table:style-name="co3" table:number-columns-repeated="31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0942028985507" calcext:value-type="float">
            <text:p>0.440942029</text:p>
          </table:table-cell>
          <table:table-cell office:value-type="float" office:value="0.469927536231884" calcext:value-type="float">
            <text:p>0.4699275362</text:p>
          </table:table-cell>
          <table:table-cell office:value-type="float" office:value="0.48379917184265" calcext:value-type="float">
            <text:p>0.4837991718</text:p>
          </table:table-cell>
          <table:table-cell office:value-type="float" office:value="0.472204968944099" calcext:value-type="float">
            <text:p>0.4722049689</text:p>
          </table:table-cell>
          <table:table-cell office:value-type="float" office:value="0.483074534161491" calcext:value-type="float">
            <text:p>0.4830745342</text:p>
          </table:table-cell>
          <table:table-cell office:value-type="float" office:value="0.497981366459627" calcext:value-type="float">
            <text:p>0.4979813665</text:p>
          </table:table-cell>
          <table:table-cell office:value-type="float" office:value="0.51195652173913" calcext:value-type="float">
            <text:p>0.5119565217</text:p>
          </table:table-cell>
          <table:table-cell office:value-type="float" office:value="0.530227743271222" calcext:value-type="float">
            <text:p>0.5302277433</text:p>
          </table:table-cell>
          <table:table-cell office:value-type="float" office:value="0.559316770186335" calcext:value-type="float">
            <text:p>0.5593167702</text:p>
          </table:table-cell>
          <table:table-cell office:value-type="float" office:value="0.572256728778468" calcext:value-type="float">
            <text:p>0.5722567288</text:p>
          </table:table-cell>
          <table:table-cell office:value-type="float" office:value="0.589285714285714" calcext:value-type="float">
            <text:p>0.5892857143</text:p>
          </table:table-cell>
          <table:table-cell office:value-type="float" office:value="0.608126293995859" calcext:value-type="float">
            <text:p>0.608126294</text:p>
          </table:table-cell>
          <table:table-cell office:value-type="float" office:value="0.619772256728778" calcext:value-type="float">
            <text:p>0.6197722567</text:p>
          </table:table-cell>
          <table:table-cell office:value-type="float" office:value="0.642391304347826" calcext:value-type="float">
            <text:p>0.6423913043</text:p>
          </table:table-cell>
          <table:table-cell office:value-type="float" office:value="0.645419254658385" calcext:value-type="float">
            <text:p>0.6454192547</text:p>
          </table:table-cell>
          <table:table-cell office:value-type="float" office:value="0.673887163561077" calcext:value-type="float">
            <text:p>0.6738871636</text:p>
          </table:table-cell>
          <table:table-cell office:value-type="float" office:value="0.68343685300207" calcext:value-type="float">
            <text:p>0.683436853</text:p>
          </table:table-cell>
          <table:table-cell office:value-type="float" office:value="0.703726708074534" calcext:value-type="float">
            <text:p>0.7037267081</text:p>
          </table:table-cell>
          <table:table-cell office:value-type="float" office:value="0.721066252587992" calcext:value-type="float">
            <text:p>0.7210662526</text:p>
          </table:table-cell>
          <table:table-cell office:value-type="float" office:value="0.732893374741201" calcext:value-type="float">
            <text:p>0.7328933747</text:p>
          </table:table-cell>
          <table:table-cell table:number-columns-repeated="31" office:value-type="float" office:value="0.758255693581781" calcext:value-type="float">
            <text:p>0.7582556936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717391304347826" calcext:value-type="float">
            <text:p>0.7173913043</text:p>
          </table:table-cell>
          <table:table-cell office:value-type="float" office:value="0.739130434782609" calcext:value-type="float">
            <text:p>0.7391304348</text:p>
          </table:table-cell>
          <table:table-cell office:value-type="float" office:value="0.760869565217391" calcext:value-type="float">
            <text:p>0.7608695652</text:p>
          </table:table-cell>
          <table:table-cell table:number-columns-repeated="2" office:value-type="float" office:value="0.804347826086956" calcext:value-type="float">
            <text:p>0.8043478261</text:p>
          </table:table-cell>
          <table:table-cell table:number-columns-repeated="2" office:value-type="float" office:value="0.826086956521739" calcext:value-type="float">
            <text:p>0.8260869565</text:p>
          </table:table-cell>
          <table:table-cell office:value-type="float" office:value="0.847826086956522" calcext:value-type="float">
            <text:p>0.847826087</text:p>
          </table:table-cell>
          <table:table-cell table:number-columns-repeated="3"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table:number-columns-repeated="2"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2" office:value-type="float" office:value="0.978260869565217" calcext:value-type="float">
            <text:p>0.978260869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1417748917749" calcext:value-type="float">
            <text:p>0.5114177489</text:p>
          </table:table-cell>
          <table:table-cell office:value-type="float" office:value="0.534713203463203" calcext:value-type="float">
            <text:p>0.5347132035</text:p>
          </table:table-cell>
          <table:table-cell office:value-type="float" office:value="0.558955627705628" calcext:value-type="float">
            <text:p>0.5589556277</text:p>
          </table:table-cell>
          <table:table-cell office:value-type="float" office:value="0.57405303030303" calcext:value-type="float">
            <text:p>0.5740530303</text:p>
          </table:table-cell>
          <table:table-cell office:value-type="float" office:value="0.600108225108225" calcext:value-type="float">
            <text:p>0.6001082251</text:p>
          </table:table-cell>
          <table:table-cell office:value-type="float" office:value="0.613474025974026" calcext:value-type="float">
            <text:p>0.613474026</text:p>
          </table:table-cell>
          <table:table-cell office:value-type="float" office:value="0.639393939393939" calcext:value-type="float">
            <text:p>0.6393939394</text:p>
          </table:table-cell>
          <table:table-cell office:value-type="float" office:value="0.658333333333333" calcext:value-type="float">
            <text:p>0.6583333333</text:p>
          </table:table-cell>
          <table:table-cell office:value-type="float" office:value="0.68030303030303" calcext:value-type="float">
            <text:p>0.6803030303</text:p>
          </table:table-cell>
          <table:table-cell office:value-type="float" office:value="0.687743506493506" calcext:value-type="float">
            <text:p>0.6877435065</text:p>
          </table:table-cell>
          <table:table-cell office:value-type="float" office:value="0.707683982683983" calcext:value-type="float">
            <text:p>0.7076839827</text:p>
          </table:table-cell>
          <table:table-cell office:value-type="float" office:value="0.718939393939394" calcext:value-type="float">
            <text:p>0.7189393939</text:p>
          </table:table-cell>
          <table:table-cell office:value-type="float" office:value="0.731277056277056" calcext:value-type="float">
            <text:p>0.7312770563</text:p>
          </table:table-cell>
          <table:table-cell office:value-type="float" office:value="0.749025974025974" calcext:value-type="float">
            <text:p>0.749025974</text:p>
          </table:table-cell>
          <table:table-cell table:number-columns-repeated="37" office:value-type="float" office:value="0.769859307359307" calcext:value-type="float">
            <text:p>0.7698593074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5" calcext:value-type="float">
            <text:p>0.75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table:number-columns-repeated="3"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table:number-columns-repeated="2" office:value-type="float" office:value="0.977272727272727" calcext:value-type="float">
            <text:p>0.977272727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5586527293844" calcext:value-type="float">
            <text:p>0.4955865273</text:p>
          </table:table-cell>
          <table:table-cell office:value-type="float" office:value="0.498780487804878" calcext:value-type="float">
            <text:p>0.4987804878</text:p>
          </table:table-cell>
          <table:table-cell office:value-type="float" office:value="0.522009291521487" calcext:value-type="float">
            <text:p>0.5220092915</text:p>
          </table:table-cell>
          <table:table-cell office:value-type="float" office:value="0.55952380952381" calcext:value-type="float">
            <text:p>0.5595238095</text:p>
          </table:table-cell>
          <table:table-cell office:value-type="float" office:value="0.591289198606272" calcext:value-type="float">
            <text:p>0.5912891986</text:p>
          </table:table-cell>
          <table:table-cell office:value-type="float" office:value="0.621806039488966" calcext:value-type="float">
            <text:p>0.6218060395</text:p>
          </table:table-cell>
          <table:table-cell office:value-type="float" office:value="0.666521486643438" calcext:value-type="float">
            <text:p>0.6665214866</text:p>
          </table:table-cell>
          <table:table-cell office:value-type="float" office:value="0.679210220673635" calcext:value-type="float">
            <text:p>0.6792102207</text:p>
          </table:table-cell>
          <table:table-cell office:value-type="float" office:value="0.699128919860627" calcext:value-type="float">
            <text:p>0.6991289199</text:p>
          </table:table-cell>
          <table:table-cell office:value-type="float" office:value="0.710104529616725" calcext:value-type="float">
            <text:p>0.7101045296</text:p>
          </table:table-cell>
          <table:table-cell office:value-type="float" office:value="0.729616724738676" calcext:value-type="float">
            <text:p>0.7296167247</text:p>
          </table:table-cell>
          <table:table-cell office:value-type="float" office:value="0.749128919860627" calcext:value-type="float">
            <text:p>0.7491289199</text:p>
          </table:table-cell>
          <table:table-cell office:value-type="float" office:value="0.771864111498258" calcext:value-type="float">
            <text:p>0.7718641115</text:p>
          </table:table-cell>
          <table:table-cell office:value-type="float" office:value="0.807200929152149" calcext:value-type="float">
            <text:p>0.8072009292</text:p>
          </table:table-cell>
          <table:table-cell office:value-type="float" office:value="0.821051103368176" calcext:value-type="float">
            <text:p>0.8210511034</text:p>
          </table:table-cell>
          <table:table-cell table:number-columns-repeated="36" office:value-type="float" office:value="0.838472706155633" calcext:value-type="float">
            <text:p>0.8384727062</text:p>
          </table:table-cell>
          <table:table-cell office:value-type="float" office:value="0.658536585365854" calcext:value-type="float">
            <text:p>0.6585365854</text:p>
          </table:table-cell>
          <table:table-cell office:value-type="float" office:value="0.682926829268293" calcext:value-type="float">
            <text:p>0.6829268293</text:p>
          </table:table-cell>
          <table:table-cell office:value-type="float" office:value="0.707317073170732" calcext:value-type="float">
            <text:p>0.7073170732</text:p>
          </table:table-cell>
          <table:table-cell office:value-type="float" office:value="0.75609756097561" calcext:value-type="float">
            <text:p>0.756097561</text:p>
          </table:table-cell>
          <table:table-cell office:value-type="float" office:value="0.780487804878049" calcext:value-type="float">
            <text:p>0.7804878049</text:p>
          </table:table-cell>
          <table:table-cell office:value-type="float" office:value="0.804878048780488" calcext:value-type="float">
            <text:p>0.8048780488</text:p>
          </table:table-cell>
          <table:table-cell office:value-type="float" office:value="0.829268292682927" calcext:value-type="float">
            <text:p>0.8292682927</text:p>
          </table:table-cell>
          <table:table-cell table:number-columns-repeated="2" office:value-type="float" office:value="0.853658536585366" calcext:value-type="float">
            <text:p>0.8536585366</text:p>
          </table:table-cell>
          <table:table-cell office:value-type="float" office:value="0.878048780487805" calcext:value-type="float">
            <text:p>0.8780487805</text:p>
          </table:table-cell>
          <table:table-cell office:value-type="float" office:value="0.902439024390244" calcext:value-type="float">
            <text:p>0.9024390244</text:p>
          </table:table-cell>
          <table:table-cell office:value-type="float" office:value="0.926829268292683" calcext:value-type="float">
            <text:p>0.9268292683</text:p>
          </table:table-cell>
          <table:table-cell office:value-type="float" office:value="0.951219512195122" calcext:value-type="float">
            <text:p>0.9512195122</text:p>
          </table:table-cell>
          <table:table-cell table:number-columns-repeated="2" office:value-type="float" office:value="0.975609756097561" calcext:value-type="float">
            <text:p>0.9756097561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5404208194906" calcext:value-type="float">
            <text:p>0.4954042082</text:p>
          </table:table-cell>
          <table:table-cell office:value-type="float" office:value="0.503765227021041" calcext:value-type="float">
            <text:p>0.503765227</text:p>
          </table:table-cell>
          <table:table-cell office:value-type="float" office:value="0.527685492801772" calcext:value-type="float">
            <text:p>0.5276854928</text:p>
          </table:table-cell>
          <table:table-cell office:value-type="float" office:value="0.54125138427464" calcext:value-type="float">
            <text:p>0.5412513843</text:p>
          </table:table-cell>
          <table:table-cell office:value-type="float" office:value="0.5578073089701" calcext:value-type="float">
            <text:p>0.557807309</text:p>
          </table:table-cell>
          <table:table-cell office:value-type="float" office:value="0.564230343300111" calcext:value-type="float">
            <text:p>0.5642303433</text:p>
          </table:table-cell>
          <table:table-cell office:value-type="float" office:value="0.564617940199336" calcext:value-type="float">
            <text:p>0.5646179402</text:p>
          </table:table-cell>
          <table:table-cell office:value-type="float" office:value="0.578183831672204" calcext:value-type="float">
            <text:p>0.5781838317</text:p>
          </table:table-cell>
          <table:table-cell office:value-type="float" office:value="0.575359911406423" calcext:value-type="float">
            <text:p>0.5753599114</text:p>
          </table:table-cell>
          <table:table-cell office:value-type="float" office:value="0.584274640088594" calcext:value-type="float">
            <text:p>0.5842746401</text:p>
          </table:table-cell>
          <table:table-cell office:value-type="float" office:value="0.589202657807309" calcext:value-type="float">
            <text:p>0.5892026578</text:p>
          </table:table-cell>
          <table:table-cell office:value-type="float" office:value="0.597674418604651" calcext:value-type="float">
            <text:p>0.5976744186</text:p>
          </table:table-cell>
          <table:table-cell office:value-type="float" office:value="0.602325581395349" calcext:value-type="float">
            <text:p>0.6023255814</text:p>
          </table:table-cell>
          <table:table-cell office:value-type="float" office:value="0.625968992248062" calcext:value-type="float">
            <text:p>0.6259689922</text:p>
          </table:table-cell>
          <table:table-cell office:value-type="float" office:value="0.637818383167221" calcext:value-type="float">
            <text:p>0.6378183832</text:p>
          </table:table-cell>
          <table:table-cell table:number-columns-repeated="36" office:value-type="float" office:value="0.660299003322259" calcext:value-type="float">
            <text:p>0.6602990033</text:p>
          </table:table-cell>
          <table:table-cell office:value-type="float" office:value="0.674418604651163" calcext:value-type="float">
            <text:p>0.674418604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2093023255814" calcext:value-type="float">
            <text:p>0.7209302326</text:p>
          </table:table-cell>
          <table:table-cell table:number-columns-repeated="2"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table:number-columns-repeated="2" office:value-type="float" office:value="0.883720930232558" calcext:value-type="float">
            <text:p>0.8837209302</text:p>
          </table:table-cell>
          <table:table-cell office:value-type="float" office:value="0.930232558139535" calcext:value-type="float">
            <text:p>0.9302325581</text:p>
          </table:table-cell>
          <table:table-cell table:number-columns-repeated="2"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1690962099125" calcext:value-type="float">
            <text:p>0.5416909621</text:p>
          </table:table-cell>
          <table:table-cell office:value-type="float" office:value="0.564820213799806" calcext:value-type="float">
            <text:p>0.5648202138</text:p>
          </table:table-cell>
          <table:table-cell office:value-type="float" office:value="0.582167152575316" calcext:value-type="float">
            <text:p>0.5821671526</text:p>
          </table:table-cell>
          <table:table-cell office:value-type="float" office:value="0.589455782312925" calcext:value-type="float">
            <text:p>0.5894557823</text:p>
          </table:table-cell>
          <table:table-cell office:value-type="float" office:value="0.615451895043732" calcext:value-type="float">
            <text:p>0.615451895</text:p>
          </table:table-cell>
          <table:table-cell office:value-type="float" office:value="0.626384839650146" calcext:value-type="float">
            <text:p>0.6263848397</text:p>
          </table:table-cell>
          <table:table-cell office:value-type="float" office:value="0.631292517006803" calcext:value-type="float">
            <text:p>0.631292517</text:p>
          </table:table-cell>
          <table:table-cell office:value-type="float" office:value="0.650242954324587" calcext:value-type="float">
            <text:p>0.6502429543</text:p>
          </table:table-cell>
          <table:table-cell office:value-type="float" office:value="0.66044703595724" calcext:value-type="float">
            <text:p>0.660447036</text:p>
          </table:table-cell>
          <table:table-cell office:value-type="float" office:value="0.664261418853256" calcext:value-type="float">
            <text:p>0.6642614189</text:p>
          </table:table-cell>
          <table:table-cell office:value-type="float" office:value="0.675048590864917" calcext:value-type="float">
            <text:p>0.6750485909</text:p>
          </table:table-cell>
          <table:table-cell office:value-type="float" office:value="0.699538386783285" calcext:value-type="float">
            <text:p>0.6995383868</text:p>
          </table:table-cell>
          <table:table-cell office:value-type="float" office:value="0.709742468415938" calcext:value-type="float">
            <text:p>0.7097424684</text:p>
          </table:table-cell>
          <table:table-cell office:value-type="float" office:value="0.714601554907677" calcext:value-type="float">
            <text:p>0.7146015549</text:p>
          </table:table-cell>
          <table:table-cell office:value-type="float" office:value="0.735860058309038" calcext:value-type="float">
            <text:p>0.7358600583</text:p>
          </table:table-cell>
          <table:table-cell office:value-type="float" office:value="0.735932944606414" calcext:value-type="float">
            <text:p>0.7359329446</text:p>
          </table:table-cell>
          <table:table-cell office:value-type="float" office:value="0.74963556851312" calcext:value-type="float">
            <text:p>0.7496355685</text:p>
          </table:table-cell>
          <table:table-cell office:value-type="float" office:value="0.754057337220603" calcext:value-type="float">
            <text:p>0.7540573372</text:p>
          </table:table-cell>
          <table:table-cell table:number-columns-repeated="33" office:value-type="float" office:value="0.784353741496598" calcext:value-type="float">
            <text:p>0.7843537415</text:p>
          </table:table-cell>
          <table:table-cell office:value-type="float" office:value="0.755102040816326" calcext:value-type="float">
            <text:p>0.7551020408</text:p>
          </table:table-cell>
          <table:table-cell office:value-type="float" office:value="0.775510204081633" calcext:value-type="float">
            <text:p>0.7755102041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0.877551020408163" calcext:value-type="float">
            <text:p>0.8775510204</text:p>
          </table:table-cell>
          <table:table-cell office:value-type="float" office:value="0.897959183673469" calcext:value-type="float">
            <text:p>0.8979591837</text:p>
          </table:table-cell>
          <table:table-cell table:number-columns-repeated="3" office:value-type="float" office:value="0.918367346938775" calcext:value-type="float">
            <text:p>0.9183673469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18367346938775" calcext:value-type="float">
            <text:p>0.9183673469</text:p>
          </table:table-cell>
          <table:table-cell table:number-columns-repeated="2" office:value-type="float" office:value="0.959183673469388" calcext:value-type="float">
            <text:p>0.9591836735</text:p>
          </table:table-cell>
          <table:table-cell table:number-columns-repeated="2" office:value-type="float" office:value="0.979591836734694" calcext:value-type="float">
            <text:p>0.9795918367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69102990033223" calcext:value-type="float">
            <text:p>0.46910299</text:p>
          </table:table-cell>
          <table:table-cell office:value-type="float" office:value="0.481450719822813" calcext:value-type="float">
            <text:p>0.4814507198</text:p>
          </table:table-cell>
          <table:table-cell office:value-type="float" office:value="0.499169435215947" calcext:value-type="float">
            <text:p>0.4991694352</text:p>
          </table:table-cell>
          <table:table-cell office:value-type="float" office:value="0.53781838316722" calcext:value-type="float">
            <text:p>0.5378183832</text:p>
          </table:table-cell>
          <table:table-cell office:value-type="float" office:value="0.556699889258029" calcext:value-type="float">
            <text:p>0.5566998893</text:p>
          </table:table-cell>
          <table:table-cell office:value-type="float" office:value="0.585548172757475" calcext:value-type="float">
            <text:p>0.5855481728</text:p>
          </table:table-cell>
          <table:table-cell office:value-type="float" office:value="0.59562569213732" calcext:value-type="float">
            <text:p>0.5956256921</text:p>
          </table:table-cell>
          <table:table-cell office:value-type="float" office:value="0.61218161683278" calcext:value-type="float">
            <text:p>0.6121816168</text:p>
          </table:table-cell>
          <table:table-cell office:value-type="float" office:value="0.628460686600221" calcext:value-type="float">
            <text:p>0.6284606866</text:p>
          </table:table-cell>
          <table:table-cell office:value-type="float" office:value="0.640753045404208" calcext:value-type="float">
            <text:p>0.6407530454</text:p>
          </table:table-cell>
          <table:table-cell office:value-type="float" office:value="0.670985603543743" calcext:value-type="float">
            <text:p>0.6709856035</text:p>
          </table:table-cell>
          <table:table-cell office:value-type="float" office:value="0.694130675526024" calcext:value-type="float">
            <text:p>0.6941306755</text:p>
          </table:table-cell>
          <table:table-cell office:value-type="float" office:value="0.717386489479513" calcext:value-type="float">
            <text:p>0.7173864895</text:p>
          </table:table-cell>
          <table:table-cell table:number-columns-repeated="38" office:value-type="float" office:value="0.732225913621262" calcext:value-type="float">
            <text:p>0.7322259136</text:p>
          </table:table-cell>
          <table:table-cell office:value-type="float" office:value="0.627906976744186" calcext:value-type="float">
            <text:p>0.6279069767</text:p>
          </table:table-cell>
          <table:table-cell office:value-type="float" office:value="0.651162790697674" calcext:value-type="float">
            <text:p>0.6511627907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13953488372093" calcext:value-type="float">
            <text:p>0.8139534884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7857142857143" calcext:value-type="float">
            <text:p>0.4678571429</text:p>
          </table:table-cell>
          <table:table-cell office:value-type="float" office:value="0.48702380952381" calcext:value-type="float">
            <text:p>0.4870238095</text:p>
          </table:table-cell>
          <table:table-cell office:value-type="float" office:value="0.507857142857143" calcext:value-type="float">
            <text:p>0.5078571429</text:p>
          </table:table-cell>
          <table:table-cell office:value-type="float" office:value="0.512440476190476" calcext:value-type="float">
            <text:p>0.5124404762</text:p>
          </table:table-cell>
          <table:table-cell office:value-type="float" office:value="0.538154761904762" calcext:value-type="float">
            <text:p>0.5381547619</text:p>
          </table:table-cell>
          <table:table-cell office:value-type="float" office:value="0.563571428571429" calcext:value-type="float">
            <text:p>0.5635714286</text:p>
          </table:table-cell>
          <table:table-cell office:value-type="float" office:value="0.575178571428572" calcext:value-type="float">
            <text:p>0.5751785714</text:p>
          </table:table-cell>
          <table:table-cell office:value-type="float" office:value="0.609107142857143" calcext:value-type="float">
            <text:p>0.6091071429</text:p>
          </table:table-cell>
          <table:table-cell office:value-type="float" office:value="0.62327380952381" calcext:value-type="float">
            <text:p>0.6232738095</text:p>
          </table:table-cell>
          <table:table-cell office:value-type="float" office:value="0.673690476190476" calcext:value-type="float">
            <text:p>0.6736904762</text:p>
          </table:table-cell>
          <table:table-cell office:value-type="float" office:value="0.678035714285714" calcext:value-type="float">
            <text:p>0.6780357143</text:p>
          </table:table-cell>
          <table:table-cell office:value-type="float" office:value="0.689285714285714" calcext:value-type="float">
            <text:p>0.6892857143</text:p>
          </table:table-cell>
          <table:table-cell office:value-type="float" office:value="0.693035714285714" calcext:value-type="float">
            <text:p>0.6930357143</text:p>
          </table:table-cell>
          <table:table-cell office:value-type="float" office:value="0.700952380952381" calcext:value-type="float">
            <text:p>0.700952381</text:p>
          </table:table-cell>
          <table:table-cell table:number-columns-repeated="37" office:value-type="float" office:value="0.705952380952381" calcext:value-type="float">
            <text:p>0.705952381</text:p>
          </table:table-cell>
          <table:table-cell office:value-type="float" office:value="0.65" calcext:value-type="float">
            <text:p>0.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5" calcext:value-type="float">
            <text:p>0.8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2023809523809" calcext:value-type="float">
            <text:p>0.6720238095</text:p>
          </table:table-cell>
          <table:table-cell office:value-type="float" office:value="0.711071428571429" calcext:value-type="float">
            <text:p>0.7110714286</text:p>
          </table:table-cell>
          <table:table-cell office:value-type="float" office:value="0.733035714285714" calcext:value-type="float">
            <text:p>0.7330357143</text:p>
          </table:table-cell>
          <table:table-cell office:value-type="float" office:value="0.756488095238095" calcext:value-type="float">
            <text:p>0.7564880952</text:p>
          </table:table-cell>
          <table:table-cell office:value-type="float" office:value="0.759761904761905" calcext:value-type="float">
            <text:p>0.7597619048</text:p>
          </table:table-cell>
          <table:table-cell office:value-type="float" office:value="0.771011904761905" calcext:value-type="float">
            <text:p>0.7710119048</text:p>
          </table:table-cell>
          <table:table-cell office:value-type="float" office:value="0.767678571428572" calcext:value-type="float">
            <text:p>0.7676785714</text:p>
          </table:table-cell>
          <table:table-cell table:number-columns-repeated="44" office:value-type="float" office:value="0.786428571428572" calcext:value-type="float">
            <text:p>0.7864285714</text:p>
          </table:table-cell>
          <table:table-cell office:value-type="float" office:value="0.825" calcext:value-type="float">
            <text:p>0.8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25" calcext:value-type="float">
            <text:p>0.925</text:p>
          </table:table-cell>
          <table:table-cell table:number-columns-repeated="3" office:value-type="float" office:value="0.95" calcext:value-type="float">
            <text:p>0.95</text:p>
          </table:table-cell>
          <table:table-cell office:value-type="float" office:value="0.975" calcext:value-type="float">
            <text:p>0.975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4352159468439" calcext:value-type="float">
            <text:p>0.4943521595</text:p>
          </table:table-cell>
          <table:table-cell office:value-type="float" office:value="0.510132890365449" calcext:value-type="float">
            <text:p>0.5101328904</text:p>
          </table:table-cell>
          <table:table-cell office:value-type="float" office:value="0.526688815060908" calcext:value-type="float">
            <text:p>0.5266888151</text:p>
          </table:table-cell>
          <table:table-cell office:value-type="float" office:value="0.538704318936877" calcext:value-type="float">
            <text:p>0.5387043189</text:p>
          </table:table-cell>
          <table:table-cell office:value-type="float" office:value="0.55265780730897" calcext:value-type="float">
            <text:p>0.5526578073</text:p>
          </table:table-cell>
          <table:table-cell office:value-type="float" office:value="0.566500553709856" calcext:value-type="float">
            <text:p>0.5665005537</text:p>
          </table:table-cell>
          <table:table-cell office:value-type="float" office:value="0.575193798449612" calcext:value-type="float">
            <text:p>0.5751937984</text:p>
          </table:table-cell>
          <table:table-cell office:value-type="float" office:value="0.597619047619048" calcext:value-type="float">
            <text:p>0.5976190476</text:p>
          </table:table-cell>
          <table:table-cell office:value-type="float" office:value="0.627713178294574" calcext:value-type="float">
            <text:p>0.6277131783</text:p>
          </table:table-cell>
          <table:table-cell office:value-type="float" office:value="0.64875415282392" calcext:value-type="float">
            <text:p>0.6487541528</text:p>
          </table:table-cell>
          <table:table-cell office:value-type="float" office:value="0.64952934662237" calcext:value-type="float">
            <text:p>0.6495293466</text:p>
          </table:table-cell>
          <table:table-cell office:value-type="float" office:value="0.66968438538206" calcext:value-type="float">
            <text:p>0.6696843854</text:p>
          </table:table-cell>
          <table:table-cell table:number-columns-repeated="39" office:value-type="float" office:value="0.707558139534884" calcext:value-type="float">
            <text:p>0.7075581395</text:p>
          </table:table-cell>
          <table:table-cell office:value-type="float" office:value="0.697674418604651" calcext:value-type="float">
            <text:p>0.6976744186</text:p>
          </table:table-cell>
          <table:table-cell office:value-type="float" office:value="0.72093023255814" calcext:value-type="float">
            <text:p>0.7209302326</text:p>
          </table:table-cell>
          <table:table-cell office:value-type="float" office:value="0.744186046511628" calcext:value-type="float">
            <text:p>0.7441860465</text:p>
          </table:table-cell>
          <table:table-cell office:value-type="float" office:value="0.767441860465116" calcext:value-type="float">
            <text:p>0.7674418605</text:p>
          </table:table-cell>
          <table:table-cell office:value-type="float" office:value="0.790697674418605" calcext:value-type="float">
            <text:p>0.7906976744</text:p>
          </table:table-cell>
          <table:table-cell office:value-type="float" office:value="0.837209302325581" calcext:value-type="float">
            <text:p>0.8372093023</text:p>
          </table:table-cell>
          <table:table-cell office:value-type="float" office:value="0.86046511627907" calcext:value-type="float">
            <text:p>0.8604651163</text:p>
          </table:table-cell>
          <table:table-cell office:value-type="float" office:value="0.883720930232558" calcext:value-type="float">
            <text:p>0.8837209302</text:p>
          </table:table-cell>
          <table:table-cell office:value-type="float" office:value="0.906976744186046" calcext:value-type="float">
            <text:p>0.9069767442</text:p>
          </table:table-cell>
          <table:table-cell office:value-type="float" office:value="0.930232558139535" calcext:value-type="float">
            <text:p>0.9302325581</text:p>
          </table:table-cell>
          <table:table-cell office:value-type="float" office:value="0.953488372093023" calcext:value-type="float">
            <text:p>0.9534883721</text:p>
          </table:table-cell>
          <table:table-cell office:value-type="float" office:value="0.976744186046512" calcext:value-type="float">
            <text:p>0.976744186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9442640692641" calcext:value-type="float">
            <text:p>0.4594426407</text:p>
          </table:table-cell>
          <table:table-cell office:value-type="float" office:value="0.476893939393939" calcext:value-type="float">
            <text:p>0.4768939394</text:p>
          </table:table-cell>
          <table:table-cell office:value-type="float" office:value="0.493290043290043" calcext:value-type="float">
            <text:p>0.4932900433</text:p>
          </table:table-cell>
          <table:table-cell office:value-type="float" office:value="0.503463203463203" calcext:value-type="float">
            <text:p>0.5034632035</text:p>
          </table:table-cell>
          <table:table-cell office:value-type="float" office:value="0.517965367965368" calcext:value-type="float">
            <text:p>0.517965368</text:p>
          </table:table-cell>
          <table:table-cell office:value-type="float" office:value="0.52012987012987" calcext:value-type="float">
            <text:p>0.5201298701</text:p>
          </table:table-cell>
          <table:table-cell office:value-type="float" office:value="0.534821428571429" calcext:value-type="float">
            <text:p>0.5348214286</text:p>
          </table:table-cell>
          <table:table-cell office:value-type="float" office:value="0.584821428571429" calcext:value-type="float">
            <text:p>0.5848214286</text:p>
          </table:table-cell>
          <table:table-cell office:value-type="float" office:value="0.585957792207792" calcext:value-type="float">
            <text:p>0.5859577922</text:p>
          </table:table-cell>
          <table:table-cell office:value-type="float" office:value="0.596942640692641" calcext:value-type="float">
            <text:p>0.5969426407</text:p>
          </table:table-cell>
          <table:table-cell office:value-type="float" office:value="0.621185064935065" calcext:value-type="float">
            <text:p>0.6211850649</text:p>
          </table:table-cell>
          <table:table-cell office:value-type="float" office:value="0.636201298701299" calcext:value-type="float">
            <text:p>0.6362012987</text:p>
          </table:table-cell>
          <table:table-cell office:value-type="float" office:value="0.649161255411256" calcext:value-type="float">
            <text:p>0.6491612554</text:p>
          </table:table-cell>
          <table:table-cell office:value-type="float" office:value="0.673782467532468" calcext:value-type="float">
            <text:p>0.6737824675</text:p>
          </table:table-cell>
          <table:table-cell office:value-type="float" office:value="0.704058441558442" calcext:value-type="float">
            <text:p>0.7040584416</text:p>
          </table:table-cell>
          <table:table-cell office:value-type="float" office:value="0.741964285714286" calcext:value-type="float">
            <text:p>0.7419642857</text:p>
          </table:table-cell>
          <table:table-cell table:number-columns-repeated="35" office:value-type="float" office:value="0.762337662337662" calcext:value-type="float">
            <text:p>0.7623376623</text:p>
          </table:table-cell>
          <table:table-cell office:value-type="float" office:value="0.568181818181818" calcext:value-type="float">
            <text:p>0.5681818182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table:number-columns-repeated="2" office:value-type="float" office:value="0.863636363636364" calcext:value-type="float">
            <text:p>0.8636363636</text:p>
          </table:table-cell>
          <table:table-cell table:number-columns-repeated="2" office:value-type="float" office:value="0.886363636363636" calcext:value-type="float">
            <text:p>0.8863636364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504782021806639" calcext:value-type="float">
            <text:p>0.5047820218</text:p>
          </table:table-cell>
          <table:table-cell table:formula="of:=AVERAGE([.C2:.C11])" office:value-type="float" office:value="0.523857945599825" calcext:value-type="float">
            <text:p>0.5238579456</text:p>
          </table:table-cell>
          <table:table-cell table:formula="of:=AVERAGE([.D2:.D11])" office:value-type="float" office:value="0.543465788715661" calcext:value-type="float">
            <text:p>0.5434657887</text:p>
          </table:table-cell>
          <table:table-cell table:formula="of:=AVERAGE([.E2:.E11])" office:value-type="float" office:value="0.558540345235438" calcext:value-type="float">
            <text:p>0.5585403452</text:p>
          </table:table-cell>
          <table:table-cell table:formula="of:=AVERAGE([.F2:.F11])" office:value-type="float" office:value="0.577297089308885" calcext:value-type="float">
            <text:p>0.5772970893</text:p>
          </table:table-cell>
          <table:table-cell table:formula="of:=AVERAGE([.G2:.G11])" office:value-type="float" office:value="0.593063854480341" calcext:value-type="float">
            <text:p>0.5930638545</text:p>
          </table:table-cell>
          <table:table-cell table:formula="of:=AVERAGE([.H2:.H11])" office:value-type="float" office:value="0.606228046699815" calcext:value-type="float">
            <text:p>0.6062280467</text:p>
          </table:table-cell>
          <table:table-cell table:formula="of:=AVERAGE([.I2:.I11])" office:value-type="float" office:value="0.628635589058395" calcext:value-type="float">
            <text:p>0.6286355891</text:p>
          </table:table-cell>
          <table:table-cell table:formula="of:=AVERAGE([.J2:.J11])" office:value-type="float" office:value="0.642638970576862" calcext:value-type="float">
            <text:p>0.6426389706</text:p>
          </table:table-cell>
          <table:table-cell table:formula="of:=AVERAGE([.K2:.K11])" office:value-type="float" office:value="0.656520971037037" calcext:value-type="float">
            <text:p>0.656520971</text:p>
          </table:table-cell>
          <table:table-cell table:formula="of:=AVERAGE([.L2:.L11])" office:value-type="float" office:value="0.669700197119606" calcext:value-type="float">
            <text:p>0.6697001971</text:p>
          </table:table-cell>
          <table:table-cell table:formula="of:=AVERAGE([.M2:.M11])" office:value-type="float" office:value="0.684913805850749" calcext:value-type="float">
            <text:p>0.6849138059</text:p>
          </table:table-cell>
          <table:table-cell table:formula="of:=AVERAGE([.N2:.N11])" office:value-type="float" office:value="0.698855164445532" calcext:value-type="float">
            <text:p>0.6988551644</text:p>
          </table:table-cell>
          <table:table-cell table:formula="of:=AVERAGE([.O2:.O11])" office:value-type="float" office:value="0.714013622775125" calcext:value-type="float">
            <text:p>0.7140136228</text:p>
          </table:table-cell>
          <table:table-cell table:formula="of:=AVERAGE([.P2:.P11])" office:value-type="float" office:value="0.724623155395767" calcext:value-type="float">
            <text:p>0.7246231554</text:p>
          </table:table-cell>
          <table:table-cell table:formula="of:=AVERAGE([.Q2:.Q11])" office:value-type="float" office:value="0.735258041625608" calcext:value-type="float">
            <text:p>0.7352580416</text:p>
          </table:table-cell>
          <table:table-cell table:formula="of:=AVERAGE([.R2:.R11])" office:value-type="float" office:value="0.739620610622715" calcext:value-type="float">
            <text:p>0.7396206106</text:p>
          </table:table-cell>
          <table:table-cell table:formula="of:=AVERAGE([.S2:.S11])" office:value-type="float" office:value="0.74209177300071" calcext:value-type="float">
            <text:p>0.742091773</text:p>
          </table:table-cell>
          <table:table-cell table:formula="of:=AVERAGE([.T2:.T11])" office:value-type="float" office:value="0.746855367879655" calcext:value-type="float">
            <text:p>0.7468553679</text:p>
          </table:table-cell>
          <table:table-cell table:formula="of:=AVERAGE([.U2:.U11])" office:value-type="float" office:value="0.748038080094976" calcext:value-type="float">
            <text:p>0.7480380801</text:p>
          </table:table-cell>
          <table:table-cell table:formula="of:=AVERAGE([.V2:.V11])" office:value-type="float" office:value="0.750574311979034" calcext:value-type="float">
            <text:p>0.750574312</text:p>
          </table:table-cell>
          <table:table-cell table:formula="of:=AVERAGE([.W2:.W11])" office:value-type="float" office:value="0.750574311979034" calcext:value-type="float">
            <text:p>0.750574312</text:p>
          </table:table-cell>
          <table:table-cell table:formula="of:=AVERAGE([.X2:.X11])" office:value-type="float" office:value="0.750574311979034" calcext:value-type="float">
            <text:p>0.750574312</text:p>
          </table:table-cell>
          <table:table-cell table:formula="of:=AVERAGE([.Y2:.Y11])" office:value-type="float" office:value="0.750574311979034" calcext:value-type="float">
            <text:p>0.750574312</text:p>
          </table:table-cell>
          <table:table-cell table:formula="of:=AVERAGE([.Z2:.Z11])" office:value-type="float" office:value="0.750574311979034" calcext:value-type="float">
            <text:p>0.750574312</text:p>
          </table:table-cell>
          <table:table-cell table:formula="of:=AVERAGE([.AA2:.AA11])" office:value-type="float" office:value="0.750574311979034" calcext:value-type="float">
            <text:p>0.750574312</text:p>
          </table:table-cell>
          <table:table-cell table:formula="of:=AVERAGE([.AB2:.AB11])" office:value-type="float" office:value="0.750574311979034" calcext:value-type="float">
            <text:p>0.750574312</text:p>
          </table:table-cell>
          <table:table-cell table:formula="of:=AVERAGE([.AC2:.AC11])" office:value-type="float" office:value="0.750574311979034" calcext:value-type="float">
            <text:p>0.750574312</text:p>
          </table:table-cell>
          <table:table-cell table:formula="of:=AVERAGE([.AD2:.AD11])" office:value-type="float" office:value="0.750574311979034" calcext:value-type="float">
            <text:p>0.750574312</text:p>
          </table:table-cell>
          <table:table-cell table:formula="of:=AVERAGE([.AE2:.AE11])" office:value-type="float" office:value="0.750574311979034" calcext:value-type="float">
            <text:p>0.750574312</text:p>
          </table:table-cell>
          <table:table-cell table:formula="of:=AVERAGE([.AF2:.AF11])" office:value-type="float" office:value="0.750574311979034" calcext:value-type="float">
            <text:p>0.750574312</text:p>
          </table:table-cell>
          <table:table-cell table:formula="of:=AVERAGE([.AG2:.AG11])" office:value-type="float" office:value="0.750574311979034" calcext:value-type="float">
            <text:p>0.750574312</text:p>
          </table:table-cell>
          <table:table-cell table:formula="of:=AVERAGE([.AH2:.AH11])" office:value-type="float" office:value="0.750574311979034" calcext:value-type="float">
            <text:p>0.750574312</text:p>
          </table:table-cell>
          <table:table-cell table:formula="of:=AVERAGE([.AI2:.AI11])" office:value-type="float" office:value="0.750574311979034" calcext:value-type="float">
            <text:p>0.750574312</text:p>
          </table:table-cell>
          <table:table-cell table:formula="of:=AVERAGE([.AJ2:.AJ11])" office:value-type="float" office:value="0.750574311979034" calcext:value-type="float">
            <text:p>0.750574312</text:p>
          </table:table-cell>
          <table:table-cell table:formula="of:=AVERAGE([.AK2:.AK11])" office:value-type="float" office:value="0.750574311979034" calcext:value-type="float">
            <text:p>0.750574312</text:p>
          </table:table-cell>
          <table:table-cell table:formula="of:=AVERAGE([.AL2:.AL11])" office:value-type="float" office:value="0.750574311979034" calcext:value-type="float">
            <text:p>0.750574312</text:p>
          </table:table-cell>
          <table:table-cell table:formula="of:=AVERAGE([.AM2:.AM11])" office:value-type="float" office:value="0.750574311979034" calcext:value-type="float">
            <text:p>0.750574312</text:p>
          </table:table-cell>
          <table:table-cell table:formula="of:=AVERAGE([.AN2:.AN11])" office:value-type="float" office:value="0.750574311979034" calcext:value-type="float">
            <text:p>0.750574312</text:p>
          </table:table-cell>
          <table:table-cell table:formula="of:=AVERAGE([.AO2:.AO11])" office:value-type="float" office:value="0.750574311979034" calcext:value-type="float">
            <text:p>0.750574312</text:p>
          </table:table-cell>
          <table:table-cell table:formula="of:=AVERAGE([.AP2:.AP11])" office:value-type="float" office:value="0.750574311979034" calcext:value-type="float">
            <text:p>0.750574312</text:p>
          </table:table-cell>
          <table:table-cell table:formula="of:=AVERAGE([.AQ2:.AQ11])" office:value-type="float" office:value="0.750574311979034" calcext:value-type="float">
            <text:p>0.750574312</text:p>
          </table:table-cell>
          <table:table-cell table:formula="of:=AVERAGE([.AR2:.AR11])" office:value-type="float" office:value="0.750574311979034" calcext:value-type="float">
            <text:p>0.750574312</text:p>
          </table:table-cell>
          <table:table-cell table:formula="of:=AVERAGE([.AS2:.AS11])" office:value-type="float" office:value="0.750574311979034" calcext:value-type="float">
            <text:p>0.750574312</text:p>
          </table:table-cell>
          <table:table-cell table:formula="of:=AVERAGE([.AT2:.AT11])" office:value-type="float" office:value="0.750574311979034" calcext:value-type="float">
            <text:p>0.750574312</text:p>
          </table:table-cell>
          <table:table-cell table:formula="of:=AVERAGE([.AU2:.AU11])" office:value-type="float" office:value="0.750574311979034" calcext:value-type="float">
            <text:p>0.750574312</text:p>
          </table:table-cell>
          <table:table-cell table:formula="of:=AVERAGE([.AV2:.AV11])" office:value-type="float" office:value="0.750574311979034" calcext:value-type="float">
            <text:p>0.750574312</text:p>
          </table:table-cell>
          <table:table-cell table:formula="of:=AVERAGE([.AW2:.AW11])" office:value-type="float" office:value="0.750574311979034" calcext:value-type="float">
            <text:p>0.750574312</text:p>
          </table:table-cell>
          <table:table-cell table:formula="of:=AVERAGE([.AX2:.AX11])" office:value-type="float" office:value="0.750574311979034" calcext:value-type="float">
            <text:p>0.750574312</text:p>
          </table:table-cell>
          <table:table-cell table:formula="of:=AVERAGE([.AY2:.AY11])" office:value-type="float" office:value="0.750574311979034" calcext:value-type="float">
            <text:p>0.750574312</text:p>
          </table:table-cell>
          <table:table-cell table:formula="of:=AVERAGE([.AZ2:.AZ11])" office:value-type="float" office:value="0.750574311979034" calcext:value-type="float">
            <text:p>0.750574312</text:p>
          </table:table-cell>
          <table:table-cell table:formula="of:=AVERAGE([.BA2:.BA11])" office:value-type="float" office:value="0.676808526649839" calcext:value-type="float">
            <text:p>0.6768085266</text:p>
          </table:table-cell>
          <table:table-cell table:formula="of:=AVERAGE([.BB2:.BB11])" office:value-type="float" office:value="0.709302660959774" calcext:value-type="float">
            <text:p>0.709302661</text:p>
          </table:table-cell>
          <table:table-cell table:formula="of:=AVERAGE([.BC2:.BC11])" office:value-type="float" office:value="0.74652356243581" calcext:value-type="float">
            <text:p>0.7465235624</text:p>
          </table:table-cell>
          <table:table-cell table:formula="of:=AVERAGE([.BD2:.BD11])" office:value-type="float" office:value="0.782859296965475" calcext:value-type="float">
            <text:p>0.782859297</text:p>
          </table:table-cell>
          <table:table-cell table:formula="of:=AVERAGE([.BE2:.BE11])" office:value-type="float" office:value="0.805580704002684" calcext:value-type="float">
            <text:p>0.805580704</text:p>
          </table:table-cell>
          <table:table-cell table:formula="of:=AVERAGE([.BF2:.BF11])" office:value-type="float" office:value="0.826674518280204" calcext:value-type="float">
            <text:p>0.8266745183</text:p>
          </table:table-cell>
          <table:table-cell table:formula="of:=AVERAGE([.BG2:.BG11])" office:value-type="float" office:value="0.849949285001206" calcext:value-type="float">
            <text:p>0.849949285</text:p>
          </table:table-cell>
          <table:table-cell table:formula="of:=AVERAGE([.BH2:.BH11])" office:value-type="float" office:value="0.875450818888309" calcext:value-type="float">
            <text:p>0.8754508189</text:p>
          </table:table-cell>
          <table:table-cell table:formula="of:=AVERAGE([.BI2:.BI11])" office:value-type="float" office:value="0.88697301761981" calcext:value-type="float">
            <text:p>0.8869730176</text:p>
          </table:table-cell>
          <table:table-cell table:formula="of:=AVERAGE([.BJ2:.BJ11])" office:value-type="float" office:value="0.903562699239579" calcext:value-type="float">
            <text:p>0.9035626992</text:p>
          </table:table-cell>
          <table:table-cell table:formula="of:=AVERAGE([.BK2:.BK11])" office:value-type="float" office:value="0.915558710410195" calcext:value-type="float">
            <text:p>0.9155587104</text:p>
          </table:table-cell>
          <table:table-cell table:formula="of:=AVERAGE([.BL2:.BL11])" office:value-type="float" office:value="0.934113603981092" calcext:value-type="float">
            <text:p>0.934113604</text:p>
          </table:table-cell>
          <table:table-cell table:formula="of:=AVERAGE([.BM2:.BM11])" office:value-type="float" office:value="0.952615643429368" calcext:value-type="float">
            <text:p>0.9526156434</text:p>
          </table:table-cell>
          <table:table-cell table:formula="of:=AVERAGE([.BN2:.BN11])" office:value-type="float" office:value="0.959786073204636" calcext:value-type="float">
            <text:p>0.9597860732</text:p>
          </table:table-cell>
          <table:table-cell table:formula="of:=AVERAGE([.BO2:.BO11])" office:value-type="float" office:value="0.977912654841978" calcext:value-type="float">
            <text:p>0.9779126548</text:p>
          </table:table-cell>
          <table:table-cell table:formula="of:=AVERAGE([.BP2:.BP11])" office:value-type="float" office:value="0.984949987900298" calcext:value-type="float">
            <text:p>0.9849499879</text:p>
          </table:table-cell>
          <table:table-cell table:formula="of:=AVERAGE([.BQ2:.BQ11])" office:value-type="float" office:value="0.991437444543035" calcext:value-type="float">
            <text:p>0.9914374445</text:p>
          </table:table-cell>
          <table:table-cell table:formula="of:=AVERAGE([.BR2:.BR11])" office:value-type="float" office:value="0.993611357586513" calcext:value-type="float">
            <text:p>0.9936113576</text:p>
          </table:table-cell>
          <table:table-cell table:formula="of:=AVERAGE([.BS2:.BS11])" office:value-type="float" office:value="0.997826086956522" calcext:value-type="float">
            <text:p>0.997826087</text:p>
          </table:table-cell>
          <table:table-cell table:formula="of:=AVERAGE([.BT2:.BT11])" office:value-type="float" office:value="0.997826086956522" calcext:value-type="float">
            <text:p>0.997826087</text:p>
          </table:table-cell>
          <table:table-cell table:formula="of:=AVERAGE([.BU2:.BU11])" office:value-type="float" office:value="1" calcext:value-type="float">
            <text:p>1</text:p>
          </table:table-cell>
          <table:table-cell table:formula="of:=AVERAGE([.BV2:.BV11])" office:value-type="float" office:value="1" calcext:value-type="float">
            <text:p>1</text:p>
          </table:table-cell>
          <table:table-cell table:formula="of:=AVERAGE([.BW2:.BW11])" office:value-type="float" office:value="1" calcext:value-type="float">
            <text:p>1</text:p>
          </table:table-cell>
          <table:table-cell table:formula="of:=AVERAGE([.BX2:.BX11])" office:value-type="float" office:value="1" calcext:value-type="float">
            <text:p>1</text:p>
          </table:table-cell>
          <table:table-cell table:formula="of:=AVERAGE([.BY2:.BY11])" office:value-type="float" office:value="1" calcext:value-type="float">
            <text:p>1</text:p>
          </table:table-cell>
          <table:table-cell table:formula="of:=AVERAGE([.BZ2:.BZ11])" office:value-type="float" office:value="1" calcext:value-type="float">
            <text:p>1</text:p>
          </table:table-cell>
          <table:table-cell table:formula="of:=AVERAGE([.CA2:.CA11])" office:value-type="float" office:value="1" calcext:value-type="float">
            <text:p>1</text:p>
          </table:table-cell>
          <table:table-cell table:formula="of:=AVERAGE([.CB2:.CB11])" office:value-type="float" office:value="1" calcext:value-type="float">
            <text:p>1</text:p>
          </table:table-cell>
          <table:table-cell table:formula="of:=AVERAGE([.CC2:.CC11])" office:value-type="float" office:value="1" calcext:value-type="float">
            <text:p>1</text:p>
          </table:table-cell>
          <table:table-cell table:formula="of:=AVERAGE([.CD2:.CD11])" office:value-type="float" office:value="1" calcext:value-type="float">
            <text:p>1</text:p>
          </table:table-cell>
          <table:table-cell table:formula="of:=AVERAGE([.CE2:.CE11])" office:value-type="float" office:value="1" calcext:value-type="float">
            <text:p>1</text:p>
          </table:table-cell>
          <table:table-cell table:formula="of:=AVERAGE([.CF2:.CF11])" office:value-type="float" office:value="1" calcext:value-type="float">
            <text:p>1</text:p>
          </table:table-cell>
          <table:table-cell table:formula="of:=AVERAGE([.CG2:.CG11])" office:value-type="float" office:value="1" calcext:value-type="float">
            <text:p>1</text:p>
          </table:table-cell>
          <table:table-cell table:formula="of:=AVERAGE([.CH2:.CH11])" office:value-type="float" office:value="1" calcext:value-type="float">
            <text:p>1</text:p>
          </table:table-cell>
          <table:table-cell table:formula="of:=AVERAGE([.CI2:.CI11])" office:value-type="float" office:value="1" calcext:value-type="float">
            <text:p>1</text:p>
          </table:table-cell>
          <table:table-cell table:formula="of:=AVERAGE([.CJ2:.CJ11])" office:value-type="float" office:value="1" calcext:value-type="float">
            <text:p>1</text:p>
          </table:table-cell>
          <table:table-cell table:formula="of:=AVERAGE([.CK2:.CK11])" office:value-type="float" office:value="1" calcext:value-type="float">
            <text:p>1</text:p>
          </table:table-cell>
          <table:table-cell table:formula="of:=AVERAGE([.CL2:.CL11])" office:value-type="float" office:value="1" calcext:value-type="float">
            <text:p>1</text:p>
          </table:table-cell>
          <table:table-cell table:formula="of:=AVERAGE([.CM2:.CM11])" office:value-type="float" office:value="1" calcext:value-type="float">
            <text:p>1</text:p>
          </table:table-cell>
          <table:table-cell table:formula="of:=AVERAGE([.CN2:.CN11])" office:value-type="float" office:value="1" calcext:value-type="float">
            <text:p>1</text:p>
          </table:table-cell>
          <table:table-cell table:formula="of:=AVERAGE([.CO2:.CO11])" office:value-type="float" office:value="1" calcext:value-type="float">
            <text:p>1</text:p>
          </table:table-cell>
          <table:table-cell table:formula="of:=AVERAGE([.CP2:.CP11])" office:value-type="float" office:value="1" calcext:value-type="float">
            <text:p>1</text:p>
          </table:table-cell>
          <table:table-cell table:formula="of:=AVERAGE([.CQ2:.CQ11])" office:value-type="float" office:value="1" calcext:value-type="float">
            <text:p>1</text:p>
          </table:table-cell>
          <table:table-cell table:formula="of:=AVERAGE([.CR2:.CR11])" office:value-type="float" office:value="1" calcext:value-type="float">
            <text:p>1</text:p>
          </table:table-cell>
          <table:table-cell table:formula="of:=AVERAGE([.CS2:.CS11])" office:value-type="float" office:value="1" calcext:value-type="float">
            <text:p>1</text:p>
          </table:table-cell>
          <table:table-cell table:formula="of:=AVERAGE([.CT2:.CT11])" office:value-type="float" office:value="1" calcext:value-type="float">
            <text:p>1</text:p>
          </table:table-cell>
          <table:table-cell table:formula="of:=AVERAGE([.CU2:.CU11])" office:value-type="float" office:value="1" calcext:value-type="float">
            <text:p>1</text:p>
          </table:table-cell>
          <table:table-cell table:formula="of:=AVERAGE([.CV2:.CV11])" office:value-type="float" office:value="1" calcext:value-type="float">
            <text:p>1</text:p>
          </table:table-cell>
          <table:table-cell table:formula="of:=AVERAGE([.CW2:.CW11])" office:value-type="float" office:value="1" calcext:value-type="float">
            <text:p>1</text:p>
          </table:table-cell>
          <table:table-cell table:formula="of:=AVERAGE([.CX2:.CX11])" office:value-type="float" office:value="1" calcext:value-type="float">
            <text:p>1</text:p>
          </table:table-cell>
          <table:table-cell table:formula="of:=AVERAGE([.CY2:.CY11])" office:value-type="float" office:value="1" calcext:value-type="float">
            <text:p>1</text:p>
          </table:table-cell>
        </table:table-row>
      </table:table>
      <table:table table:name="Sheet1_2" table:style-name="ta1">
        <table:shapes>
          <draw:frame draw:z-index="0" draw:style-name="gr1" draw:text-style-name="P1" svg:width="6.2988in" svg:height="3.5429in" svg:x="0.8949in" svg:y="2.1728in">
            <draw:object draw:notify-on-update-of-ranges="Sheet1_2.B12:Sheet1_2.AZ12 Sheet1_2.BA12:Sheet1_2.CY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102" table:default-cell-style-name="Default"/>
        <table:table-row table:style-name="ro1">
          <table:table-cell office:value-type="string" calcext:value-type="string">
            <text:p>trial_number</text:p>
          </table:table-cell>
          <table:table-cell office:value-type="string" calcext:value-type="string">
            <text:p>sim_iter_0</text:p>
          </table:table-cell>
          <table:table-cell office:value-type="string" calcext:value-type="string">
            <text:p>sim_iter_1</text:p>
          </table:table-cell>
          <table:table-cell office:value-type="string" calcext:value-type="string">
            <text:p>sim_iter_2</text:p>
          </table:table-cell>
          <table:table-cell office:value-type="string" calcext:value-type="string">
            <text:p>sim_iter_3</text:p>
          </table:table-cell>
          <table:table-cell office:value-type="string" calcext:value-type="string">
            <text:p>sim_iter_4</text:p>
          </table:table-cell>
          <table:table-cell office:value-type="string" calcext:value-type="string">
            <text:p>sim_iter_5</text:p>
          </table:table-cell>
          <table:table-cell office:value-type="string" calcext:value-type="string">
            <text:p>sim_iter_6</text:p>
          </table:table-cell>
          <table:table-cell office:value-type="string" calcext:value-type="string">
            <text:p>sim_iter_7</text:p>
          </table:table-cell>
          <table:table-cell office:value-type="string" calcext:value-type="string">
            <text:p>sim_iter_8</text:p>
          </table:table-cell>
          <table:table-cell office:value-type="string" calcext:value-type="string">
            <text:p>sim_iter_9</text:p>
          </table:table-cell>
          <table:table-cell office:value-type="string" calcext:value-type="string">
            <text:p>sim_iter_10</text:p>
          </table:table-cell>
          <table:table-cell office:value-type="string" calcext:value-type="string">
            <text:p>sim_iter_11</text:p>
          </table:table-cell>
          <table:table-cell office:value-type="string" calcext:value-type="string">
            <text:p>sim_iter_12</text:p>
          </table:table-cell>
          <table:table-cell office:value-type="string" calcext:value-type="string">
            <text:p>sim_iter_13</text:p>
          </table:table-cell>
          <table:table-cell office:value-type="string" calcext:value-type="string">
            <text:p>sim_iter_14</text:p>
          </table:table-cell>
          <table:table-cell office:value-type="string" calcext:value-type="string">
            <text:p>sim_iter_15</text:p>
          </table:table-cell>
          <table:table-cell office:value-type="string" calcext:value-type="string">
            <text:p>sim_iter_16</text:p>
          </table:table-cell>
          <table:table-cell office:value-type="string" calcext:value-type="string">
            <text:p>sim_iter_17</text:p>
          </table:table-cell>
          <table:table-cell office:value-type="string" calcext:value-type="string">
            <text:p>sim_iter_18</text:p>
          </table:table-cell>
          <table:table-cell office:value-type="string" calcext:value-type="string">
            <text:p>sim_iter_19</text:p>
          </table:table-cell>
          <table:table-cell office:value-type="string" calcext:value-type="string">
            <text:p>sim_iter_20</text:p>
          </table:table-cell>
          <table:table-cell office:value-type="string" calcext:value-type="string">
            <text:p>sim_iter_21</text:p>
          </table:table-cell>
          <table:table-cell office:value-type="string" calcext:value-type="string">
            <text:p>sim_iter_22</text:p>
          </table:table-cell>
          <table:table-cell office:value-type="string" calcext:value-type="string">
            <text:p>sim_iter_23</text:p>
          </table:table-cell>
          <table:table-cell office:value-type="string" calcext:value-type="string">
            <text:p>sim_iter_24</text:p>
          </table:table-cell>
          <table:table-cell office:value-type="string" calcext:value-type="string">
            <text:p>sim_iter_25</text:p>
          </table:table-cell>
          <table:table-cell office:value-type="string" calcext:value-type="string">
            <text:p>sim_iter_26</text:p>
          </table:table-cell>
          <table:table-cell office:value-type="string" calcext:value-type="string">
            <text:p>sim_iter_27</text:p>
          </table:table-cell>
          <table:table-cell office:value-type="string" calcext:value-type="string">
            <text:p>sim_iter_28</text:p>
          </table:table-cell>
          <table:table-cell office:value-type="string" calcext:value-type="string">
            <text:p>sim_iter_29</text:p>
          </table:table-cell>
          <table:table-cell office:value-type="string" calcext:value-type="string">
            <text:p>sim_iter_30</text:p>
          </table:table-cell>
          <table:table-cell office:value-type="string" calcext:value-type="string">
            <text:p>sim_iter_31</text:p>
          </table:table-cell>
          <table:table-cell office:value-type="string" calcext:value-type="string">
            <text:p>sim_iter_32</text:p>
          </table:table-cell>
          <table:table-cell office:value-type="string" calcext:value-type="string">
            <text:p>sim_iter_33</text:p>
          </table:table-cell>
          <table:table-cell office:value-type="string" calcext:value-type="string">
            <text:p>sim_iter_34</text:p>
          </table:table-cell>
          <table:table-cell office:value-type="string" calcext:value-type="string">
            <text:p>sim_iter_35</text:p>
          </table:table-cell>
          <table:table-cell office:value-type="string" calcext:value-type="string">
            <text:p>sim_iter_36</text:p>
          </table:table-cell>
          <table:table-cell office:value-type="string" calcext:value-type="string">
            <text:p>sim_iter_37</text:p>
          </table:table-cell>
          <table:table-cell office:value-type="string" calcext:value-type="string">
            <text:p>sim_iter_38</text:p>
          </table:table-cell>
          <table:table-cell office:value-type="string" calcext:value-type="string">
            <text:p>sim_iter_39</text:p>
          </table:table-cell>
          <table:table-cell office:value-type="string" calcext:value-type="string">
            <text:p>sim_iter_40</text:p>
          </table:table-cell>
          <table:table-cell office:value-type="string" calcext:value-type="string">
            <text:p>sim_iter_41</text:p>
          </table:table-cell>
          <table:table-cell office:value-type="string" calcext:value-type="string">
            <text:p>sim_iter_42</text:p>
          </table:table-cell>
          <table:table-cell office:value-type="string" calcext:value-type="string">
            <text:p>sim_iter_43</text:p>
          </table:table-cell>
          <table:table-cell office:value-type="string" calcext:value-type="string">
            <text:p>sim_iter_44</text:p>
          </table:table-cell>
          <table:table-cell office:value-type="string" calcext:value-type="string">
            <text:p>sim_iter_45</text:p>
          </table:table-cell>
          <table:table-cell office:value-type="string" calcext:value-type="string">
            <text:p>sim_iter_46</text:p>
          </table:table-cell>
          <table:table-cell office:value-type="string" calcext:value-type="string">
            <text:p>sim_iter_47</text:p>
          </table:table-cell>
          <table:table-cell office:value-type="string" calcext:value-type="string">
            <text:p>sim_iter_48</text:p>
          </table:table-cell>
          <table:table-cell office:value-type="string" calcext:value-type="string">
            <text:p>sim_iter_49</text:p>
          </table:table-cell>
          <table:table-cell office:value-type="string" calcext:value-type="string">
            <text:p>sim_iter_50</text:p>
          </table:table-cell>
          <table:table-cell office:value-type="string" calcext:value-type="string">
            <text:p>hap_iter_0</text:p>
          </table:table-cell>
          <table:table-cell office:value-type="string" calcext:value-type="string">
            <text:p>hap_iter_1</text:p>
          </table:table-cell>
          <table:table-cell office:value-type="string" calcext:value-type="string">
            <text:p>hap_iter_2</text:p>
          </table:table-cell>
          <table:table-cell office:value-type="string" calcext:value-type="string">
            <text:p>hap_iter_3</text:p>
          </table:table-cell>
          <table:table-cell office:value-type="string" calcext:value-type="string">
            <text:p>hap_iter_4</text:p>
          </table:table-cell>
          <table:table-cell office:value-type="string" calcext:value-type="string">
            <text:p>hap_iter_5</text:p>
          </table:table-cell>
          <table:table-cell office:value-type="string" calcext:value-type="string">
            <text:p>hap_iter_6</text:p>
          </table:table-cell>
          <table:table-cell office:value-type="string" calcext:value-type="string">
            <text:p>hap_iter_7</text:p>
          </table:table-cell>
          <table:table-cell office:value-type="string" calcext:value-type="string">
            <text:p>hap_iter_8</text:p>
          </table:table-cell>
          <table:table-cell office:value-type="string" calcext:value-type="string">
            <text:p>hap_iter_9</text:p>
          </table:table-cell>
          <table:table-cell office:value-type="string" calcext:value-type="string">
            <text:p>hap_iter_10</text:p>
          </table:table-cell>
          <table:table-cell office:value-type="string" calcext:value-type="string">
            <text:p>hap_iter_11</text:p>
          </table:table-cell>
          <table:table-cell office:value-type="string" calcext:value-type="string">
            <text:p>hap_iter_12</text:p>
          </table:table-cell>
          <table:table-cell office:value-type="string" calcext:value-type="string">
            <text:p>hap_iter_13</text:p>
          </table:table-cell>
          <table:table-cell office:value-type="string" calcext:value-type="string">
            <text:p>hap_iter_14</text:p>
          </table:table-cell>
          <table:table-cell office:value-type="string" calcext:value-type="string">
            <text:p>hap_iter_15</text:p>
          </table:table-cell>
          <table:table-cell office:value-type="string" calcext:value-type="string">
            <text:p>hap_iter_16</text:p>
          </table:table-cell>
          <table:table-cell office:value-type="string" calcext:value-type="string">
            <text:p>hap_iter_17</text:p>
          </table:table-cell>
          <table:table-cell office:value-type="string" calcext:value-type="string">
            <text:p>hap_iter_18</text:p>
          </table:table-cell>
          <table:table-cell office:value-type="string" calcext:value-type="string">
            <text:p>hap_iter_19</text:p>
          </table:table-cell>
          <table:table-cell office:value-type="string" calcext:value-type="string">
            <text:p>hap_iter_20</text:p>
          </table:table-cell>
          <table:table-cell office:value-type="string" calcext:value-type="string">
            <text:p>hap_iter_21</text:p>
          </table:table-cell>
          <table:table-cell office:value-type="string" calcext:value-type="string">
            <text:p>hap_iter_22</text:p>
          </table:table-cell>
          <table:table-cell office:value-type="string" calcext:value-type="string">
            <text:p>hap_iter_23</text:p>
          </table:table-cell>
          <table:table-cell office:value-type="string" calcext:value-type="string">
            <text:p>hap_iter_24</text:p>
          </table:table-cell>
          <table:table-cell office:value-type="string" calcext:value-type="string">
            <text:p>hap_iter_25</text:p>
          </table:table-cell>
          <table:table-cell office:value-type="string" calcext:value-type="string">
            <text:p>hap_iter_26</text:p>
          </table:table-cell>
          <table:table-cell office:value-type="string" calcext:value-type="string">
            <text:p>hap_iter_27</text:p>
          </table:table-cell>
          <table:table-cell office:value-type="string" calcext:value-type="string">
            <text:p>hap_iter_28</text:p>
          </table:table-cell>
          <table:table-cell office:value-type="string" calcext:value-type="string">
            <text:p>hap_iter_29</text:p>
          </table:table-cell>
          <table:table-cell office:value-type="string" calcext:value-type="string">
            <text:p>hap_iter_30</text:p>
          </table:table-cell>
          <table:table-cell office:value-type="string" calcext:value-type="string">
            <text:p>hap_iter_31</text:p>
          </table:table-cell>
          <table:table-cell office:value-type="string" calcext:value-type="string">
            <text:p>hap_iter_32</text:p>
          </table:table-cell>
          <table:table-cell office:value-type="string" calcext:value-type="string">
            <text:p>hap_iter_33</text:p>
          </table:table-cell>
          <table:table-cell office:value-type="string" calcext:value-type="string">
            <text:p>hap_iter_34</text:p>
          </table:table-cell>
          <table:table-cell office:value-type="string" calcext:value-type="string">
            <text:p>hap_iter_35</text:p>
          </table:table-cell>
          <table:table-cell office:value-type="string" calcext:value-type="string">
            <text:p>hap_iter_36</text:p>
          </table:table-cell>
          <table:table-cell office:value-type="string" calcext:value-type="string">
            <text:p>hap_iter_37</text:p>
          </table:table-cell>
          <table:table-cell office:value-type="string" calcext:value-type="string">
            <text:p>hap_iter_38</text:p>
          </table:table-cell>
          <table:table-cell office:value-type="string" calcext:value-type="string">
            <text:p>hap_iter_39</text:p>
          </table:table-cell>
          <table:table-cell office:value-type="string" calcext:value-type="string">
            <text:p>hap_iter_40</text:p>
          </table:table-cell>
          <table:table-cell office:value-type="string" calcext:value-type="string">
            <text:p>hap_iter_41</text:p>
          </table:table-cell>
          <table:table-cell office:value-type="string" calcext:value-type="string">
            <text:p>hap_iter_42</text:p>
          </table:table-cell>
          <table:table-cell office:value-type="string" calcext:value-type="string">
            <text:p>hap_iter_43</text:p>
          </table:table-cell>
          <table:table-cell office:value-type="string" calcext:value-type="string">
            <text:p>hap_iter_44</text:p>
          </table:table-cell>
          <table:table-cell office:value-type="string" calcext:value-type="string">
            <text:p>hap_iter_45</text:p>
          </table:table-cell>
          <table:table-cell office:value-type="string" calcext:value-type="string">
            <text:p>hap_iter_46</text:p>
          </table:table-cell>
          <table:table-cell office:value-type="string" calcext:value-type="string">
            <text:p>hap_iter_47</text:p>
          </table:table-cell>
          <table:table-cell office:value-type="string" calcext:value-type="string">
            <text:p>hap_iter_48</text:p>
          </table:table-cell>
          <table:table-cell office:value-type="string" calcext:value-type="string">
            <text:p>hap_iter_49</text:p>
          </table:table-cell>
          <table:table-cell office:value-type="string" calcext:value-type="string">
            <text:p>hap_it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0330417881438" calcext:value-type="float">
            <text:p>0.5403304179</text:p>
          </table:table-cell>
          <table:table-cell office:value-type="float" office:value="0.541836734693878" calcext:value-type="float">
            <text:p>0.5418367347</text:p>
          </table:table-cell>
          <table:table-cell office:value-type="float" office:value="0.546525753158406" calcext:value-type="float">
            <text:p>0.5465257532</text:p>
          </table:table-cell>
          <table:table-cell office:value-type="float" office:value="0.543804664723032" calcext:value-type="float">
            <text:p>0.5438046647</text:p>
          </table:table-cell>
          <table:table-cell office:value-type="float" office:value="0.576409135082604" calcext:value-type="float">
            <text:p>0.5764091351</text:p>
          </table:table-cell>
          <table:table-cell office:value-type="float" office:value="0.58879980563654" calcext:value-type="float">
            <text:p>0.5887998056</text:p>
          </table:table-cell>
          <table:table-cell office:value-type="float" office:value="0.595675413022352" calcext:value-type="float">
            <text:p>0.595675413</text:p>
          </table:table-cell>
          <table:table-cell office:value-type="float" office:value="0.612900874635568" calcext:value-type="float">
            <text:p>0.6129008746</text:p>
          </table:table-cell>
          <table:table-cell office:value-type="float" office:value="0.623202137998056" calcext:value-type="float">
            <text:p>0.623202138</text:p>
          </table:table-cell>
          <table:table-cell office:value-type="float" office:value="0.625291545189504" calcext:value-type="float">
            <text:p>0.6252915452</text:p>
          </table:table-cell>
          <table:table-cell office:value-type="float" office:value="0.635422740524781" calcext:value-type="float">
            <text:p>0.6354227405</text:p>
          </table:table-cell>
          <table:table-cell office:value-type="float" office:value="0.668561710398445" calcext:value-type="float">
            <text:p>0.6685617104</text:p>
          </table:table-cell>
          <table:table-cell table:number-columns-repeated="39" office:value-type="float" office:value="0.709280855199223" calcext:value-type="float">
            <text:p>0.7092808552</text:p>
          </table:table-cell>
          <table:table-cell table:number-columns-repeated="2" office:value-type="float" office:value="0.755102040816326" calcext:value-type="float">
            <text:p>0.7551020408</text:p>
          </table:table-cell>
          <table:table-cell office:value-type="float" office:value="0.73469387755102" calcext:value-type="float">
            <text:p>0.7346938776</text:p>
          </table:table-cell>
          <table:table-cell office:value-type="float" office:value="0.795918367346939" calcext:value-type="float">
            <text:p>0.7959183673</text:p>
          </table:table-cell>
          <table:table-cell office:value-type="float" office:value="0.836734693877551" calcext:value-type="float">
            <text:p>0.8367346939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4" office:value-type="float" office:value="0.897959183673469" calcext:value-type="float">
            <text:p>0.8979591837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0.938775510204082" calcext:value-type="float">
            <text:p>0.9387755102</text:p>
          </table:table-cell>
          <table:table-cell table:number-columns-repeated="39" office:value-type="float" office:value="0.959183673469388" calcext:value-type="float">
            <text:p>0.9591836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299319727891" calcext:value-type="float">
            <text:p>0.6232993197</text:p>
          </table:table-cell>
          <table:table-cell office:value-type="float" office:value="0.63202947845805" calcext:value-type="float">
            <text:p>0.6320294785</text:p>
          </table:table-cell>
          <table:table-cell office:value-type="float" office:value="0.657823129251701" calcext:value-type="float">
            <text:p>0.6578231293</text:p>
          </table:table-cell>
          <table:table-cell office:value-type="float" office:value="0.690986394557823" calcext:value-type="float">
            <text:p>0.6909863946</text:p>
          </table:table-cell>
          <table:table-cell office:value-type="float" office:value="0.685034013605442" calcext:value-type="float">
            <text:p>0.6850340136</text:p>
          </table:table-cell>
          <table:table-cell office:value-type="float" office:value="0.716780045351474" calcext:value-type="float">
            <text:p>0.7167800454</text:p>
          </table:table-cell>
          <table:table-cell table:number-columns-repeated="2" office:value-type="float" office:value="0.745408163265306" calcext:value-type="float">
            <text:p>0.7454081633</text:p>
          </table:table-cell>
          <table:table-cell table:number-columns-repeated="43" office:value-type="float" office:value="0.772193877551021" calcext:value-type="float">
            <text:p>0.7721938776</text:p>
          </table:table-cell>
          <table:table-cell table:number-columns-repeated="2" office:value-type="float" office:value="0.761904761904762" calcext:value-type="float">
            <text:p>0.7619047619</text:p>
          </table:table-cell>
          <table:table-cell table:number-columns-repeated="2" office:value-type="float" office:value="0.80952380952381" calcext:value-type="float">
            <text:p>0.8095238095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table:number-columns-repeated="43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1918767507003" calcext:value-type="float">
            <text:p>0.4219187675</text:p>
          </table:table-cell>
          <table:table-cell office:value-type="float" office:value="0.43858543417367" calcext:value-type="float">
            <text:p>0.4385854342</text:p>
          </table:table-cell>
          <table:table-cell office:value-type="float" office:value="0.48172268907563" calcext:value-type="float">
            <text:p>0.4817226891</text:p>
          </table:table-cell>
          <table:table-cell office:value-type="float" office:value="0.482843137254902" calcext:value-type="float">
            <text:p>0.4828431373</text:p>
          </table:table-cell>
          <table:table-cell office:value-type="float" office:value="0.513235294117647" calcext:value-type="float">
            <text:p>0.5132352941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0.580392156862745" calcext:value-type="float">
            <text:p>0.5803921569</text:p>
          </table:table-cell>
          <table:table-cell office:value-type="float" office:value="0.599509803921569" calcext:value-type="float">
            <text:p>0.5995098039</text:p>
          </table:table-cell>
          <table:table-cell office:value-type="float" office:value="0.641666666666667" calcext:value-type="float">
            <text:p>0.6416666667</text:p>
          </table:table-cell>
          <table:table-cell office:value-type="float" office:value="0.680882352941176" calcext:value-type="float">
            <text:p>0.6808823529</text:p>
          </table:table-cell>
          <table:table-cell office:value-type="float" office:value="0.704901960784314" calcext:value-type="float">
            <text:p>0.7049019608</text:p>
          </table:table-cell>
          <table:table-cell table:number-columns-repeated="40" office:value-type="float" office:value="0.707843137254902" calcext:value-type="float">
            <text:p>0.7078431373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17647058823529" calcext:value-type="float">
            <text:p>0.6176470588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76470588235294" calcext:value-type="float">
            <text:p>0.6764705882</text:p>
          </table:table-cell>
          <table:table-cell office:value-type="float" office:value="0.705882352941176" calcext:value-type="float">
            <text:p>0.70588235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794117647058823" calcext:value-type="float">
            <text:p>0.7941176471</text:p>
          </table:table-cell>
          <table:table-cell office:value-type="float" office:value="0.852941176470588" calcext:value-type="float">
            <text:p>0.852941176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0.970588235294117" calcext:value-type="float">
            <text:p>0.9705882353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4778911564626" calcext:value-type="float">
            <text:p>0.5347789116</text:p>
          </table:table-cell>
          <table:table-cell office:value-type="float" office:value="0.556887755102041" calcext:value-type="float">
            <text:p>0.5568877551</text:p>
          </table:table-cell>
          <table:table-cell office:value-type="float" office:value="0.564824263038549" calcext:value-type="float">
            <text:p>0.564824263</text:p>
          </table:table-cell>
          <table:table-cell office:value-type="float" office:value="0.56890589569161" calcext:value-type="float">
            <text:p>0.5689058957</text:p>
          </table:table-cell>
          <table:table-cell office:value-type="float" office:value="0.574858276643991" calcext:value-type="float">
            <text:p>0.5748582766</text:p>
          </table:table-cell>
          <table:table-cell office:value-type="float" office:value="0.592318594104308" calcext:value-type="float">
            <text:p>0.5923185941</text:p>
          </table:table-cell>
          <table:table-cell office:value-type="float" office:value="0.604620181405896" calcext:value-type="float">
            <text:p>0.6046201814</text:p>
          </table:table-cell>
          <table:table-cell office:value-type="float" office:value="0.612273242630385" calcext:value-type="float">
            <text:p>0.6122732426</text:p>
          </table:table-cell>
          <table:table-cell office:value-type="float" office:value="0.631632653061225" calcext:value-type="float">
            <text:p>0.6316326531</text:p>
          </table:table-cell>
          <table:table-cell office:value-type="float" office:value="0.645181405895691" calcext:value-type="float">
            <text:p>0.6451814059</text:p>
          </table:table-cell>
          <table:table-cell office:value-type="float" office:value="0.659013605442177" calcext:value-type="float">
            <text:p>0.6590136054</text:p>
          </table:table-cell>
          <table:table-cell office:value-type="float" office:value="0.666043083900227" calcext:value-type="float">
            <text:p>0.6660430839</text:p>
          </table:table-cell>
          <table:table-cell office:value-type="float" office:value="0.663066893424036" calcext:value-type="float">
            <text:p>0.6630668934</text:p>
          </table:table-cell>
          <table:table-cell office:value-type="float" office:value="0.67219387755102" calcext:value-type="float">
            <text:p>0.6721938776</text:p>
          </table:table-cell>
          <table:table-cell table:number-columns-repeated="37" office:value-type="float" office:value="0.686479591836735" calcext:value-type="float">
            <text:p>0.6864795918</text:p>
          </table:table-cell>
          <table:table-cell office:value-type="float" office:value="0.714285714285714" calcext:value-type="float">
            <text:p>0.7142857143</text:p>
          </table:table-cell>
          <table:table-cell office:value-type="float" office:value="0.761904761904762" calcext:value-type="float">
            <text:p>0.7619047619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80952380952381" calcext:value-type="float">
            <text:p>0.8095238095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office:value-type="float" office:value="0.904761904761905" calcext:value-type="float">
            <text:p>0.9047619048</text:p>
          </table:table-cell>
          <table:table-cell table:number-columns-repeated="2" office:value-type="float" office:value="0.952380952380952" calcext:value-type="float">
            <text:p>0.9523809524</text:p>
          </table:table-cell>
          <table:table-cell table:number-columns-repeated="2" office:value-type="float" office:value="0.976190476190476" calcext:value-type="float">
            <text:p>0.9761904762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table:number-columns-repeated="37" office:value-type="float" office:value="0.976190476190476" calcext:value-type="float">
            <text:p>0.9761904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1780303030303" calcext:value-type="float">
            <text:p>0.471780303</text:p>
          </table:table-cell>
          <table:table-cell office:value-type="float" office:value="0.475568181818182" calcext:value-type="float">
            <text:p>0.4755681818</text:p>
          </table:table-cell>
          <table:table-cell office:value-type="float" office:value="0.486634199134199" calcext:value-type="float">
            <text:p>0.4866341991</text:p>
          </table:table-cell>
          <table:table-cell office:value-type="float" office:value="0.510227272727273" calcext:value-type="float">
            <text:p>0.5102272727</text:p>
          </table:table-cell>
          <table:table-cell office:value-type="float" office:value="0.525919913419914" calcext:value-type="float">
            <text:p>0.5259199134</text:p>
          </table:table-cell>
          <table:table-cell office:value-type="float" office:value="0.558820346320346" calcext:value-type="float">
            <text:p>0.5588203463</text:p>
          </table:table-cell>
          <table:table-cell office:value-type="float" office:value="0.572077922077922" calcext:value-type="float">
            <text:p>0.5720779221</text:p>
          </table:table-cell>
          <table:table-cell office:value-type="float" office:value="0.60211038961039" calcext:value-type="float">
            <text:p>0.6021103896</text:p>
          </table:table-cell>
          <table:table-cell office:value-type="float" office:value="0.624891774891775" calcext:value-type="float">
            <text:p>0.6248917749</text:p>
          </table:table-cell>
          <table:table-cell office:value-type="float" office:value="0.645400432900433" calcext:value-type="float">
            <text:p>0.6454004329</text:p>
          </table:table-cell>
          <table:table-cell office:value-type="float" office:value="0.663257575757576" calcext:value-type="float">
            <text:p>0.6632575758</text:p>
          </table:table-cell>
          <table:table-cell office:value-type="float" office:value="0.67965367965368" calcext:value-type="float">
            <text:p>0.6796536797</text:p>
          </table:table-cell>
          <table:table-cell office:value-type="float" office:value="0.695075757575758" calcext:value-type="float">
            <text:p>0.6950757576</text:p>
          </table:table-cell>
          <table:table-cell office:value-type="float" office:value="0.718290043290043" calcext:value-type="float">
            <text:p>0.7182900433</text:p>
          </table:table-cell>
          <table:table-cell table:number-columns-repeated="37" office:value-type="float" office:value="0.767965367965368" calcext:value-type="float">
            <text:p>0.767965368</text:p>
          </table:table-cell>
          <table:table-cell office:value-type="float" office:value="0.659090909090909" calcext:value-type="float">
            <text:p>0.6590909091</text:p>
          </table:table-cell>
          <table:table-cell office:value-type="float" office:value="0.681818181818182" calcext:value-type="float">
            <text:p>0.6818181818</text:p>
          </table:table-cell>
          <table:table-cell office:value-type="float" office:value="0.704545454545455" calcext:value-type="float">
            <text:p>0.7045454545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5" calcext:value-type="float">
            <text:p>0.75</text:p>
          </table:table-cell>
          <table:table-cell office:value-type="float" office:value="0.795454545454545" calcext:value-type="float">
            <text:p>0.7954545455</text:p>
          </table:table-cell>
          <table:table-cell office:value-type="float" office:value="0.818181818181818" calcext:value-type="float">
            <text:p>0.8181818182</text:p>
          </table:table-cell>
          <table:table-cell office:value-type="float" office:value="0.840909090909091" calcext:value-type="float">
            <text:p>0.8409090909</text:p>
          </table:table-cell>
          <table:table-cell office:value-type="float" office:value="0.863636363636364" calcext:value-type="float">
            <text:p>0.8636363636</text:p>
          </table:table-cell>
          <table:table-cell office:value-type="float" office:value="0.886363636363636" calcext:value-type="float">
            <text:p>0.8863636364</text:p>
          </table:table-cell>
          <table:table-cell table:number-columns-repeated="2" office:value-type="float" office:value="0.931818181818182" calcext:value-type="float">
            <text:p>0.9318181818</text:p>
          </table:table-cell>
          <table:table-cell office:value-type="float" office:value="0.954545454545455" calcext:value-type="float">
            <text:p>0.9545454545</text:p>
          </table:table-cell>
          <table:table-cell office:value-type="float" office:value="0.977272727272727" calcext:value-type="float">
            <text:p>0.9772727273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7721088435374" calcext:value-type="float">
            <text:p>0.5277210884</text:p>
          </table:table-cell>
          <table:table-cell office:value-type="float" office:value="0.534863945578231" calcext:value-type="float">
            <text:p>0.5348639456</text:p>
          </table:table-cell>
          <table:table-cell office:value-type="float" office:value="0.545351473922903" calcext:value-type="float">
            <text:p>0.5453514739</text:p>
          </table:table-cell>
          <table:table-cell office:value-type="float" office:value="0.574206349206349" calcext:value-type="float">
            <text:p>0.5742063492</text:p>
          </table:table-cell>
          <table:table-cell office:value-type="float" office:value="0.611904761904762" calcext:value-type="float">
            <text:p>0.6119047619</text:p>
          </table:table-cell>
          <table:table-cell office:value-type="float" office:value="0.647619047619048" calcext:value-type="float">
            <text:p>0.6476190476</text:p>
          </table:table-cell>
          <table:table-cell office:value-type="float" office:value="0.648015873015873" calcext:value-type="float">
            <text:p>0.648015873</text:p>
          </table:table-cell>
          <table:table-cell office:value-type="float" office:value="0.674603174603175" calcext:value-type="float">
            <text:p>0.6746031746</text:p>
          </table:table-cell>
          <table:table-cell office:value-type="float" office:value="0.699036281179138" calcext:value-type="float">
            <text:p>0.6990362812</text:p>
          </table:table-cell>
          <table:table-cell office:value-type="float" office:value="0.702777777777778" calcext:value-type="float">
            <text:p>0.7027777778</text:p>
          </table:table-cell>
          <table:table-cell office:value-type="float" office:value="0.721825396825397" calcext:value-type="float">
            <text:p>0.7218253968</text:p>
          </table:table-cell>
          <table:table-cell office:value-type="float" office:value="0.753571428571429" calcext:value-type="float">
            <text:p>0.7535714286</text:p>
          </table:table-cell>
          <table:table-cell office:value-type="float" office:value="0.777834467120182" calcext:value-type="float">
            <text:p>0.7778344671</text:p>
          </table:table-cell>
          <table:table-cell office:value-type="float" office:value="0.796655328798186" calcext:value-type="float">
            <text:p>0.7966553288</text:p>
          </table:table-cell>
          <table:table-cell table:number-columns-repeated="37" office:value-type="float" office:value="0.815249433106576" calcext:value-type="float">
            <text:p>0.8152494331</text:p>
          </table:table-cell>
          <table:table-cell office:value-type="float" office:value="0.69047619047619" calcext:value-type="float">
            <text:p>0.6904761905</text:p>
          </table:table-cell>
          <table:table-cell table:number-columns-repeated="3" office:value-type="float" office:value="0.714285714285714" calcext:value-type="float">
            <text:p>0.7142857143</text:p>
          </table:table-cell>
          <table:table-cell office:value-type="float" office:value="0.785714285714286" calcext:value-type="float">
            <text:p>0.7857142857</text:p>
          </table:table-cell>
          <table:table-cell table:number-columns-repeated="2" office:value-type="float" office:value="0.833333333333333" calcext:value-type="float">
            <text:p>0.8333333333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880952380952381" calcext:value-type="float">
            <text:p>0.880952381</text:p>
          </table:table-cell>
          <table:table-cell table:number-columns-repeated="2" office:value-type="float" office:value="0.904761904761905" calcext:value-type="float">
            <text:p>0.9047619048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76190476190476" calcext:value-type="float">
            <text:p>0.976190476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06870039682539" calcext:value-type="float">
            <text:p>0.5068700397</text:p>
          </table:table-cell>
          <table:table-cell office:value-type="float" office:value="0.508953373015873" calcext:value-type="float">
            <text:p>0.508953373</text:p>
          </table:table-cell>
          <table:table-cell table:number-columns-repeated="2" office:value-type="float" office:value="0.516939484126984" calcext:value-type="float">
            <text:p>0.5169394841</text:p>
          </table:table-cell>
          <table:table-cell office:value-type="float" office:value="0.532961309523809" calcext:value-type="float">
            <text:p>0.5329613095</text:p>
          </table:table-cell>
          <table:table-cell office:value-type="float" office:value="0.548462301587302" calcext:value-type="float">
            <text:p>0.5484623016</text:p>
          </table:table-cell>
          <table:table-cell office:value-type="float" office:value="0.565352182539683" calcext:value-type="float">
            <text:p>0.5653521825</text:p>
          </table:table-cell>
          <table:table-cell office:value-type="float" office:value="0.573338293650794" calcext:value-type="float">
            <text:p>0.5733382937</text:p>
          </table:table-cell>
          <table:table-cell office:value-type="float" office:value="0.581150793650794" calcext:value-type="float">
            <text:p>0.5811507937</text:p>
          </table:table-cell>
          <table:table-cell office:value-type="float" office:value="0.594345238095238" calcext:value-type="float">
            <text:p>0.5943452381</text:p>
          </table:table-cell>
          <table:table-cell office:value-type="float" office:value="0.603968253968254" calcext:value-type="float">
            <text:p>0.603968254</text:p>
          </table:table-cell>
          <table:table-cell office:value-type="float" office:value="0.612847222222222" calcext:value-type="float">
            <text:p>0.6128472222</text:p>
          </table:table-cell>
          <table:table-cell office:value-type="float" office:value="0.621626984126984" calcext:value-type="float">
            <text:p>0.6216269841</text:p>
          </table:table-cell>
          <table:table-cell office:value-type="float" office:value="0.645585317460318" calcext:value-type="float">
            <text:p>0.6455853175</text:p>
          </table:table-cell>
          <table:table-cell office:value-type="float" office:value="0.663492063492064" calcext:value-type="float">
            <text:p>0.6634920635</text:p>
          </table:table-cell>
          <table:table-cell office:value-type="float" office:value="0.671825396825397" calcext:value-type="float">
            <text:p>0.6718253968</text:p>
          </table:table-cell>
          <table:table-cell office:value-type="float" office:value="0.692286706349207" calcext:value-type="float">
            <text:p>0.6922867063</text:p>
          </table:table-cell>
          <table:table-cell office:value-type="float" office:value="0.705133928571429" calcext:value-type="float">
            <text:p>0.7051339286</text:p>
          </table:table-cell>
          <table:table-cell office:value-type="float" office:value="0.718824404761905" calcext:value-type="float">
            <text:p>0.7188244048</text:p>
          </table:table-cell>
          <table:table-cell office:value-type="float" office:value="0.741592261904762" calcext:value-type="float">
            <text:p>0.7415922619</text:p>
          </table:table-cell>
          <table:table-cell office:value-type="float" office:value="0.760689484126984" calcext:value-type="float">
            <text:p>0.7606894841</text:p>
          </table:table-cell>
          <table:table-cell table:number-columns-repeated="30" office:value-type="float" office:value="0.778100198412699" calcext:value-type="float">
            <text:p>0.7781001984</text:p>
          </table:table-cell>
          <table:table-cell office:value-type="float" office:value="0.645833333333333" calcext:value-type="float">
            <text:p>0.6458333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9166666666667" calcext:value-type="float">
            <text:p>0.7291666667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.770833333333333" calcext:value-type="float">
            <text:p>0.77083333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854166666666667" calcext:value-type="float">
            <text:p>0.85416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95833333333333" calcext:value-type="float">
            <text:p>0.8958333333</text:p>
          </table:table-cell>
          <table:table-cell office:value-type="float" office:value="0.916666666666667" calcext:value-type="float">
            <text:p>0.9166666667</text:p>
          </table:table-cell>
          <table:table-cell office:value-type="float" office:value="0.895833333333333" calcext:value-type="float">
            <text:p>0.8958333333</text:p>
          </table:table-cell>
          <table:table-cell table:number-columns-repeated="2" office:value-type="float" office:value="0.916666666666667" calcext:value-type="float">
            <text:p>0.9166666667</text:p>
          </table:table-cell>
          <table:table-cell office:value-type="float" office:value="0.958333333333333" calcext:value-type="float">
            <text:p>0.9583333333</text:p>
          </table:table-cell>
          <table:table-cell office:value-type="float" office:value="0.979166666666667" calcext:value-type="float">
            <text:p>0.979166666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68840579710145" calcext:value-type="float">
            <text:p>0.4688405797</text:p>
          </table:table-cell>
          <table:table-cell office:value-type="float" office:value="0.480693581780538" calcext:value-type="float">
            <text:p>0.4806935818</text:p>
          </table:table-cell>
          <table:table-cell office:value-type="float" office:value="0.505434782608696" calcext:value-type="float">
            <text:p>0.5054347826</text:p>
          </table:table-cell>
          <table:table-cell office:value-type="float" office:value="0.519927536231884" calcext:value-type="float">
            <text:p>0.5199275362</text:p>
          </table:table-cell>
          <table:table-cell office:value-type="float" office:value="0.519824016563147" calcext:value-type="float">
            <text:p>0.5198240166</text:p>
          </table:table-cell>
          <table:table-cell office:value-type="float" office:value="0.526656314699793" calcext:value-type="float">
            <text:p>0.5266563147</text:p>
          </table:table-cell>
          <table:table-cell office:value-type="float" office:value="0.540942028985507" calcext:value-type="float">
            <text:p>0.540942029</text:p>
          </table:table-cell>
          <table:table-cell office:value-type="float" office:value="0.577691511387163" calcext:value-type="float">
            <text:p>0.5776915114</text:p>
          </table:table-cell>
          <table:table-cell office:value-type="float" office:value="0.582971014492754" calcext:value-type="float">
            <text:p>0.5829710145</text:p>
          </table:table-cell>
          <table:table-cell office:value-type="float" office:value="0.581806418219462" calcext:value-type="float">
            <text:p>0.5818064182</text:p>
          </table:table-cell>
          <table:table-cell office:value-type="float" office:value="0.607427536231884" calcext:value-type="float">
            <text:p>0.6074275362</text:p>
          </table:table-cell>
          <table:table-cell office:value-type="float" office:value="0.631185300207039" calcext:value-type="float">
            <text:p>0.6311853002</text:p>
          </table:table-cell>
          <table:table-cell office:value-type="float" office:value="0.647903726708075" calcext:value-type="float">
            <text:p>0.6479037267</text:p>
          </table:table-cell>
          <table:table-cell office:value-type="float" office:value="0.667468944099379" calcext:value-type="float">
            <text:p>0.6674689441</text:p>
          </table:table-cell>
          <table:table-cell office:value-type="float" office:value="0.668115942028985" calcext:value-type="float">
            <text:p>0.668115942</text:p>
          </table:table-cell>
          <table:table-cell office:value-type="float" office:value="0.682013457556936" calcext:value-type="float">
            <text:p>0.6820134576</text:p>
          </table:table-cell>
          <table:table-cell table:number-columns-repeated="35" office:value-type="float" office:value="0.696221532091097" calcext:value-type="float">
            <text:p>0.6962215321</text:p>
          </table:table-cell>
          <table:table-cell office:value-type="float" office:value="0.717391304347826" calcext:value-type="float">
            <text:p>0.7173913043</text:p>
          </table:table-cell>
          <table:table-cell office:value-type="float" office:value="0.739130434782609" calcext:value-type="float">
            <text:p>0.7391304348</text:p>
          </table:table-cell>
          <table:table-cell office:value-type="float" office:value="0.760869565217391" calcext:value-type="float">
            <text:p>0.7608695652</text:p>
          </table:table-cell>
          <table:table-cell office:value-type="float" office:value="0.782608695652174" calcext:value-type="float">
            <text:p>0.7826086957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782608695652174" calcext:value-type="float">
            <text:p>0.7826086957</text:p>
          </table:table-cell>
          <table:table-cell table:number-columns-repeated="2" office:value-type="float" office:value="0.847826086956522" calcext:value-type="float">
            <text:p>0.847826087</text:p>
          </table:table-cell>
          <table:table-cell table:number-columns-repeated="2"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2486772486773" calcext:value-type="float">
            <text:p>0.4924867725</text:p>
          </table:table-cell>
          <table:table-cell office:value-type="float" office:value="0.499497354497354" calcext:value-type="float">
            <text:p>0.4994973545</text:p>
          </table:table-cell>
          <table:table-cell office:value-type="float" office:value="0.50542328042328" calcext:value-type="float">
            <text:p>0.5054232804</text:p>
          </table:table-cell>
          <table:table-cell office:value-type="float" office:value="0.527645502645503" calcext:value-type="float">
            <text:p>0.5276455026</text:p>
          </table:table-cell>
          <table:table-cell office:value-type="float" office:value="0.537857142857143" calcext:value-type="float">
            <text:p>0.5378571429</text:p>
          </table:table-cell>
          <table:table-cell office:value-type="float" office:value="0.54526455026455" calcext:value-type="float">
            <text:p>0.5452645503</text:p>
          </table:table-cell>
          <table:table-cell office:value-type="float" office:value="0.560714285714286" calcext:value-type="float">
            <text:p>0.5607142857</text:p>
          </table:table-cell>
          <table:table-cell office:value-type="float" office:value="0.569603174603175" calcext:value-type="float">
            <text:p>0.5696031746</text:p>
          </table:table-cell>
          <table:table-cell office:value-type="float" office:value="0.579550264550264" calcext:value-type="float">
            <text:p>0.5795502646</text:p>
          </table:table-cell>
          <table:table-cell office:value-type="float" office:value="0.591772486772487" calcext:value-type="float">
            <text:p>0.5917724868</text:p>
          </table:table-cell>
          <table:table-cell office:value-type="float" office:value="0.61515873015873" calcext:value-type="float">
            <text:p>0.6151587302</text:p>
          </table:table-cell>
          <table:table-cell office:value-type="float" office:value="0.60978835978836" calcext:value-type="float">
            <text:p>0.6097883598</text:p>
          </table:table-cell>
          <table:table-cell office:value-type="float" office:value="0.620899470899471" calcext:value-type="float">
            <text:p>0.6208994709</text:p>
          </table:table-cell>
          <table:table-cell office:value-type="float" office:value="0.618412698412699" calcext:value-type="float">
            <text:p>0.6184126984</text:p>
          </table:table-cell>
          <table:table-cell office:value-type="float" office:value="0.620740740740741" calcext:value-type="float">
            <text:p>0.6207407407</text:p>
          </table:table-cell>
          <table:table-cell office:value-type="float" office:value="0.633968253968254" calcext:value-type="float">
            <text:p>0.633968254</text:p>
          </table:table-cell>
          <table:table-cell office:value-type="float" office:value="0.647248677248677" calcext:value-type="float">
            <text:p>0.6472486772</text:p>
          </table:table-cell>
          <table:table-cell office:value-type="float" office:value="0.665343915343915" calcext:value-type="float">
            <text:p>0.6653439153</text:p>
          </table:table-cell>
          <table:table-cell office:value-type="float" office:value="0.664973544973545" calcext:value-type="float">
            <text:p>0.664973545</text:p>
          </table:table-cell>
          <table:table-cell office:value-type="float" office:value="0.684550264550265" calcext:value-type="float">
            <text:p>0.6845502646</text:p>
          </table:table-cell>
          <table:table-cell office:value-type="float" office:value="0.709047619047619" calcext:value-type="float">
            <text:p>0.709047619</text:p>
          </table:table-cell>
          <table:table-cell office:value-type="float" office:value="0.733809523809524" calcext:value-type="float">
            <text:p>0.7338095238</text:p>
          </table:table-cell>
          <table:table-cell office:value-type="float" office:value="0.742645502645503" calcext:value-type="float">
            <text:p>0.7426455026</text:p>
          </table:table-cell>
          <table:table-cell table:number-columns-repeated="28" office:value-type="float" office:value="0.756931216931217" calcext:value-type="float">
            <text:p>0.7569312169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733333333333333" calcext:value-type="float">
            <text:p>0.7333333333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844444444444444" calcext:value-type="float">
            <text:p>0.8444444444</text:p>
          </table:table-cell>
          <table:table-cell office:value-type="float" office:value="0.866666666666667" calcext:value-type="float">
            <text:p>0.8666666667</text:p>
          </table:table-cell>
          <table:table-cell table:number-columns-repeated="3" office:value-type="float" office:value="0.888888888888889" calcext:value-type="float">
            <text:p>0.8888888889</text:p>
          </table:table-cell>
          <table:table-cell office:value-type="float" office:value="0.911111111111111" calcext:value-type="float">
            <text:p>0.9111111111</text:p>
          </table:table-cell>
          <table:table-cell office:value-type="float" office:value="0.933333333333333" calcext:value-type="float">
            <text:p>0.9333333333</text:p>
          </table:table-cell>
          <table:table-cell table:number-columns-repeated="2" office:value-type="float" office:value="0.911111111111111" calcext:value-type="float">
            <text:p>0.9111111111</text:p>
          </table:table-cell>
          <table:table-cell table:number-columns-repeated="3" office:value-type="float" office:value="0.933333333333333" calcext:value-type="float">
            <text:p>0.9333333333</text:p>
          </table:table-cell>
          <table:table-cell table:number-columns-repeated="2" office:value-type="float" office:value="0.955555555555556" calcext:value-type="float">
            <text:p>0.9555555556</text:p>
          </table:table-cell>
          <table:table-cell table:number-columns-repeated="2" office:value-type="float" office:value="0.977777777777778" calcext:value-type="float">
            <text:p>0.9777777778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656314699793" calcext:value-type="float">
            <text:p>0.466563147</text:p>
          </table:table-cell>
          <table:table-cell office:value-type="float" office:value="0.485403726708074" calcext:value-type="float">
            <text:p>0.4854037267</text:p>
          </table:table-cell>
          <table:table-cell office:value-type="float" office:value="0.52148033126294" calcext:value-type="float">
            <text:p>0.5214803313</text:p>
          </table:table-cell>
          <table:table-cell office:value-type="float" office:value="0.546532091097308" calcext:value-type="float">
            <text:p>0.5465320911</text:p>
          </table:table-cell>
          <table:table-cell office:value-type="float" office:value="0.555538302277433" calcext:value-type="float">
            <text:p>0.5555383023</text:p>
          </table:table-cell>
          <table:table-cell office:value-type="float" office:value="0.583566252587992" calcext:value-type="float">
            <text:p>0.5835662526</text:p>
          </table:table-cell>
          <table:table-cell office:value-type="float" office:value="0.607065217391304" calcext:value-type="float">
            <text:p>0.6070652174</text:p>
          </table:table-cell>
          <table:table-cell office:value-type="float" office:value="0.630150103519669" calcext:value-type="float">
            <text:p>0.6301501035</text:p>
          </table:table-cell>
          <table:table-cell office:value-type="float" office:value="0.672826086956522" calcext:value-type="float">
            <text:p>0.672826087</text:p>
          </table:table-cell>
          <table:table-cell office:value-type="float" office:value="0.677484472049689" calcext:value-type="float">
            <text:p>0.677484472</text:p>
          </table:table-cell>
          <table:table-cell office:value-type="float" office:value="0.683695652173913" calcext:value-type="float">
            <text:p>0.6836956522</text:p>
          </table:table-cell>
          <table:table-cell office:value-type="float" office:value="0.708747412008282" calcext:value-type="float">
            <text:p>0.708747412</text:p>
          </table:table-cell>
          <table:table-cell office:value-type="float" office:value="0.724120082815735" calcext:value-type="float">
            <text:p>0.7241200828</text:p>
          </table:table-cell>
          <table:table-cell office:value-type="float" office:value="0.759886128364389" calcext:value-type="float">
            <text:p>0.7598861284</text:p>
          </table:table-cell>
          <table:table-cell office:value-type="float" office:value="0.778442028985507" calcext:value-type="float">
            <text:p>0.778442029</text:p>
          </table:table-cell>
          <table:table-cell office:value-type="float" office:value="0.793659420289855" calcext:value-type="float">
            <text:p>0.7936594203</text:p>
          </table:table-cell>
          <table:table-cell table:number-columns-repeated="35" office:value-type="float" office:value="0.810222567287785" calcext:value-type="float">
            <text:p>0.8102225673</text:p>
          </table:table-cell>
          <table:table-cell office:value-type="float" office:value="0.652173913043478" calcext:value-type="float">
            <text:p>0.652173913</text:p>
          </table:table-cell>
          <table:table-cell office:value-type="float" office:value="0.673913043478261" calcext:value-type="float">
            <text:p>0.6739130435</text:p>
          </table:table-cell>
          <table:table-cell office:value-type="float" office:value="0.739130434782609" calcext:value-type="float">
            <text:p>0.7391304348</text:p>
          </table:table-cell>
          <table:table-cell table:number-columns-repeated="2" office:value-type="float" office:value="0.782608695652174" calcext:value-type="float">
            <text:p>0.7826086957</text:p>
          </table:table-cell>
          <table:table-cell office:value-type="float" office:value="0.804347826086956" calcext:value-type="float">
            <text:p>0.8043478261</text:p>
          </table:table-cell>
          <table:table-cell office:value-type="float" office:value="0.826086956521739" calcext:value-type="float">
            <text:p>0.8260869565</text:p>
          </table:table-cell>
          <table:table-cell office:value-type="float" office:value="0.869565217391304" calcext:value-type="float">
            <text:p>0.8695652174</text:p>
          </table:table-cell>
          <table:table-cell office:value-type="float" office:value="0.891304347826087" calcext:value-type="float">
            <text:p>0.8913043478</text:p>
          </table:table-cell>
          <table:table-cell office:value-type="float" office:value="0.91304347826087" calcext:value-type="float">
            <text:p>0.9130434783</text:p>
          </table:table-cell>
          <table:table-cell office:value-type="float" office:value="0.934782608695652" calcext:value-type="float">
            <text:p>0.9347826087</text:p>
          </table:table-cell>
          <table:table-cell office:value-type="float" office:value="0.956521739130435" calcext:value-type="float">
            <text:p>0.9565217391</text:p>
          </table:table-cell>
          <table:table-cell table:number-columns-repeated="2" office:value-type="float" office:value="0.978260869565217" calcext:value-type="float">
            <text:p>0.9782608696</text:p>
          </table:table-cell>
          <table:table-cell office:value-type="float" office:value="0.956521739130435" calcext:value-type="float">
            <text:p>0.9565217391</text:p>
          </table:table-cell>
          <table:table-cell office:value-type="float" office:value="0.978260869565217" calcext:value-type="float">
            <text:p>0.9782608696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505458934702402" calcext:value-type="float">
            <text:p>0.5054589347</text:p>
          </table:table-cell>
          <table:table-cell table:formula="of:=AVERAGE([.C2:.C11])" office:value-type="float" office:value="0.515431956582589" calcext:value-type="float">
            <text:p>0.5154319566</text:p>
          </table:table-cell>
          <table:table-cell table:formula="of:=AVERAGE([.D2:.D11])" office:value-type="float" office:value="0.533215938600329" calcext:value-type="float">
            <text:p>0.5332159386</text:p>
          </table:table-cell>
          <table:table-cell table:formula="of:=AVERAGE([.E2:.E11])" office:value-type="float" office:value="0.548201832826267" calcext:value-type="float">
            <text:p>0.5482018328</text:p>
          </table:table-cell>
          <table:table-cell table:formula="of:=AVERAGE([.F2:.F11])" office:value-type="float" office:value="0.563354216599589" calcext:value-type="float">
            <text:p>0.5633542166</text:p>
          </table:table-cell>
          <table:table-cell table:formula="of:=AVERAGE([.G2:.G11])" office:value-type="float" office:value="0.585730686601449" calcext:value-type="float">
            <text:p>0.5857306866</text:p>
          </table:table-cell>
          <table:table-cell table:formula="of:=AVERAGE([.H2:.H11])" office:value-type="float" office:value="0.602026342428087" calcext:value-type="float">
            <text:p>0.6020263424</text:p>
          </table:table-cell>
          <table:table-cell table:formula="of:=AVERAGE([.I2:.I11])" office:value-type="float" office:value="0.619758873182719" calcext:value-type="float">
            <text:p>0.6197588732</text:p>
          </table:table-cell>
          <table:table-cell table:formula="of:=AVERAGE([.J2:.J11])" office:value-type="float" office:value="0.640912155099821" calcext:value-type="float">
            <text:p>0.6409121551</text:p>
          </table:table-cell>
          <table:table-cell table:formula="of:=AVERAGE([.K2:.K11])" office:value-type="float" office:value="0.651713600739248" calcext:value-type="float">
            <text:p>0.6517136007</text:p>
          </table:table-cell>
          <table:table-cell table:formula="of:=AVERAGE([.L2:.L11])" office:value-type="float" office:value="0.666686532941805" calcext:value-type="float">
            <text:p>0.6666865329</text:p>
          </table:table-cell>
          <table:table-cell table:formula="of:=AVERAGE([.M2:.M11])" office:value-type="float" office:value="0.681043521155561" calcext:value-type="float">
            <text:p>0.6810435212</text:p>
          </table:table-cell>
          <table:table-cell table:formula="of:=AVERAGE([.N2:.N11])" office:value-type="float" office:value="0.693984525267538" calcext:value-type="float">
            <text:p>0.6939845253</text:p>
          </table:table-cell>
          <table:table-cell table:formula="of:=AVERAGE([.O2:.O11])" office:value-type="float" office:value="0.706781020798118" calcext:value-type="float">
            <text:p>0.7067810208</text:p>
          </table:table-cell>
          <table:table-cell table:formula="of:=AVERAGE([.P2:.P11])" office:value-type="float" office:value="0.718980303816112" calcext:value-type="float">
            <text:p>0.7189803038</text:p>
          </table:table-cell>
          <table:table-cell table:formula="of:=AVERAGE([.Q2:.Q11])" office:value-type="float" office:value="0.724047879155427" calcext:value-type="float">
            <text:p>0.7240478792</text:p>
          </table:table-cell>
          <table:table-cell table:formula="of:=AVERAGE([.R2:.R11])" office:value-type="float" office:value="0.730499174589059" calcext:value-type="float">
            <text:p>0.7304991746</text:p>
          </table:table-cell>
          <table:table-cell table:formula="of:=AVERAGE([.S2:.S11])" office:value-type="float" office:value="0.733593420620805" calcext:value-type="float">
            <text:p>0.7335934206</text:p>
          </table:table-cell>
          <table:table-cell table:formula="of:=AVERAGE([.T2:.T11])" office:value-type="float" office:value="0.734925431202816" calcext:value-type="float">
            <text:p>0.7349254312</text:p>
          </table:table-cell>
          <table:table-cell table:formula="of:=AVERAGE([.U2:.U11])" office:value-type="float" office:value="0.739159888874773" calcext:value-type="float">
            <text:p>0.7391598889</text:p>
          </table:table-cell>
          <table:table-cell table:formula="of:=AVERAGE([.V2:.V11])" office:value-type="float" office:value="0.743519346546731" calcext:value-type="float">
            <text:p>0.7435193465</text:p>
          </table:table-cell>
          <table:table-cell table:formula="of:=AVERAGE([.W2:.W11])" office:value-type="float" office:value="0.747736608451493" calcext:value-type="float">
            <text:p>0.7477366085</text:p>
          </table:table-cell>
          <table:table-cell table:formula="of:=AVERAGE([.X2:.X11])" office:value-type="float" office:value="0.748620206335091" calcext:value-type="float">
            <text:p>0.7486202063</text:p>
          </table:table-cell>
          <table:table-cell table:formula="of:=AVERAGE([.Y2:.Y11])" office:value-type="float" office:value="0.750048777763662" calcext:value-type="float">
            <text:p>0.7500487778</text:p>
          </table:table-cell>
          <table:table-cell table:formula="of:=AVERAGE([.Z2:.Z11])" office:value-type="float" office:value="0.750048777763662" calcext:value-type="float">
            <text:p>0.7500487778</text:p>
          </table:table-cell>
          <table:table-cell table:formula="of:=AVERAGE([.AA2:.AA11])" office:value-type="float" office:value="0.750048777763662" calcext:value-type="float">
            <text:p>0.7500487778</text:p>
          </table:table-cell>
          <table:table-cell table:formula="of:=AVERAGE([.AB2:.AB11])" office:value-type="float" office:value="0.750048777763662" calcext:value-type="float">
            <text:p>0.7500487778</text:p>
          </table:table-cell>
          <table:table-cell table:formula="of:=AVERAGE([.AC2:.AC11])" office:value-type="float" office:value="0.750048777763662" calcext:value-type="float">
            <text:p>0.7500487778</text:p>
          </table:table-cell>
          <table:table-cell table:formula="of:=AVERAGE([.AD2:.AD11])" office:value-type="float" office:value="0.750048777763662" calcext:value-type="float">
            <text:p>0.7500487778</text:p>
          </table:table-cell>
          <table:table-cell table:formula="of:=AVERAGE([.AE2:.AE11])" office:value-type="float" office:value="0.750048777763662" calcext:value-type="float">
            <text:p>0.7500487778</text:p>
          </table:table-cell>
          <table:table-cell table:formula="of:=AVERAGE([.AF2:.AF11])" office:value-type="float" office:value="0.750048777763662" calcext:value-type="float">
            <text:p>0.7500487778</text:p>
          </table:table-cell>
          <table:table-cell table:formula="of:=AVERAGE([.AG2:.AG11])" office:value-type="float" office:value="0.750048777763662" calcext:value-type="float">
            <text:p>0.7500487778</text:p>
          </table:table-cell>
          <table:table-cell table:formula="of:=AVERAGE([.AH2:.AH11])" office:value-type="float" office:value="0.750048777763662" calcext:value-type="float">
            <text:p>0.7500487778</text:p>
          </table:table-cell>
          <table:table-cell table:formula="of:=AVERAGE([.AI2:.AI11])" office:value-type="float" office:value="0.750048777763662" calcext:value-type="float">
            <text:p>0.7500487778</text:p>
          </table:table-cell>
          <table:table-cell table:formula="of:=AVERAGE([.AJ2:.AJ11])" office:value-type="float" office:value="0.750048777763662" calcext:value-type="float">
            <text:p>0.7500487778</text:p>
          </table:table-cell>
          <table:table-cell table:formula="of:=AVERAGE([.AK2:.AK11])" office:value-type="float" office:value="0.750048777763662" calcext:value-type="float">
            <text:p>0.7500487778</text:p>
          </table:table-cell>
          <table:table-cell table:formula="of:=AVERAGE([.AL2:.AL11])" office:value-type="float" office:value="0.750048777763662" calcext:value-type="float">
            <text:p>0.7500487778</text:p>
          </table:table-cell>
          <table:table-cell table:formula="of:=AVERAGE([.AM2:.AM11])" office:value-type="float" office:value="0.750048777763662" calcext:value-type="float">
            <text:p>0.7500487778</text:p>
          </table:table-cell>
          <table:table-cell table:formula="of:=AVERAGE([.AN2:.AN11])" office:value-type="float" office:value="0.750048777763662" calcext:value-type="float">
            <text:p>0.7500487778</text:p>
          </table:table-cell>
          <table:table-cell table:formula="of:=AVERAGE([.AO2:.AO11])" office:value-type="float" office:value="0.750048777763662" calcext:value-type="float">
            <text:p>0.7500487778</text:p>
          </table:table-cell>
          <table:table-cell table:formula="of:=AVERAGE([.AP2:.AP11])" office:value-type="float" office:value="0.750048777763662" calcext:value-type="float">
            <text:p>0.7500487778</text:p>
          </table:table-cell>
          <table:table-cell table:formula="of:=AVERAGE([.AQ2:.AQ11])" office:value-type="float" office:value="0.750048777763662" calcext:value-type="float">
            <text:p>0.7500487778</text:p>
          </table:table-cell>
          <table:table-cell table:formula="of:=AVERAGE([.AR2:.AR11])" office:value-type="float" office:value="0.750048777763662" calcext:value-type="float">
            <text:p>0.7500487778</text:p>
          </table:table-cell>
          <table:table-cell table:formula="of:=AVERAGE([.AS2:.AS11])" office:value-type="float" office:value="0.750048777763662" calcext:value-type="float">
            <text:p>0.7500487778</text:p>
          </table:table-cell>
          <table:table-cell table:formula="of:=AVERAGE([.AT2:.AT11])" office:value-type="float" office:value="0.750048777763662" calcext:value-type="float">
            <text:p>0.7500487778</text:p>
          </table:table-cell>
          <table:table-cell table:formula="of:=AVERAGE([.AU2:.AU11])" office:value-type="float" office:value="0.750048777763662" calcext:value-type="float">
            <text:p>0.7500487778</text:p>
          </table:table-cell>
          <table:table-cell table:formula="of:=AVERAGE([.AV2:.AV11])" office:value-type="float" office:value="0.750048777763662" calcext:value-type="float">
            <text:p>0.7500487778</text:p>
          </table:table-cell>
          <table:table-cell table:formula="of:=AVERAGE([.AW2:.AW11])" office:value-type="float" office:value="0.750048777763662" calcext:value-type="float">
            <text:p>0.7500487778</text:p>
          </table:table-cell>
          <table:table-cell table:formula="of:=AVERAGE([.AX2:.AX11])" office:value-type="float" office:value="0.750048777763662" calcext:value-type="float">
            <text:p>0.7500487778</text:p>
          </table:table-cell>
          <table:table-cell table:formula="of:=AVERAGE([.AY2:.AY11])" office:value-type="float" office:value="0.750048777763662" calcext:value-type="float">
            <text:p>0.7500487778</text:p>
          </table:table-cell>
          <table:table-cell table:formula="of:=AVERAGE([.AZ2:.AZ11])" office:value-type="float" office:value="0.750048777763662" calcext:value-type="float">
            <text:p>0.7500487778</text:p>
          </table:table-cell>
          <table:table-cell table:formula="of:=AVERAGE([.BA2:.BA11])" office:value-type="float" office:value="0.68956045725273" calcext:value-type="float">
            <text:p>0.6895604573</text:p>
          </table:table-cell>
          <table:table-cell table:formula="of:=AVERAGE([.BB2:.BB11])" office:value-type="float" office:value="0.712653933114748" calcext:value-type="float">
            <text:p>0.7126539331</text:p>
          </table:table-cell>
          <table:table-cell table:formula="of:=AVERAGE([.BC2:.BC11])" office:value-type="float" office:value="0.730088732462682" calcext:value-type="float">
            <text:p>0.7300887325</text:p>
          </table:table-cell>
          <table:table-cell table:formula="of:=AVERAGE([.BD2:.BD11])" office:value-type="float" office:value="0.760515685193709" calcext:value-type="float">
            <text:p>0.7605156852</text:p>
          </table:table-cell>
          <table:table-cell table:formula="of:=AVERAGE([.BE2:.BE11])" office:value-type="float" office:value="0.792957356855786" calcext:value-type="float">
            <text:p>0.7929573569</text:p>
          </table:table-cell>
          <table:table-cell table:formula="of:=AVERAGE([.BF2:.BF11])" office:value-type="float" office:value="0.819394234637201" calcext:value-type="float">
            <text:p>0.8193942346</text:p>
          </table:table-cell>
          <table:table-cell table:formula="of:=AVERAGE([.BG2:.BG11])" office:value-type="float" office:value="0.842147327969396" calcext:value-type="float">
            <text:p>0.842147328</text:p>
          </table:table-cell>
          <table:table-cell table:formula="of:=AVERAGE([.BH2:.BH11])" office:value-type="float" office:value="0.863876424746447" calcext:value-type="float">
            <text:p>0.8638764247</text:p>
          </table:table-cell>
          <table:table-cell table:formula="of:=AVERAGE([.BI2:.BI11])" office:value-type="float" office:value="0.880422281560846" calcext:value-type="float">
            <text:p>0.8804222816</text:p>
          </table:table-cell>
          <table:table-cell table:formula="of:=AVERAGE([.BJ2:.BJ11])" office:value-type="float" office:value="0.897735401802355" calcext:value-type="float">
            <text:p>0.8977354018</text:p>
          </table:table-cell>
          <table:table-cell table:formula="of:=AVERAGE([.BK2:.BK11])" office:value-type="float" office:value="0.915777341898551" calcext:value-type="float">
            <text:p>0.9157773419</text:p>
          </table:table-cell>
          <table:table-cell table:formula="of:=AVERAGE([.BL2:.BL11])" office:value-type="float" office:value="0.929364407159438" calcext:value-type="float">
            <text:p>0.9293644072</text:p>
          </table:table-cell>
          <table:table-cell table:formula="of:=AVERAGE([.BM2:.BM11])" office:value-type="float" office:value="0.942331332401208" calcext:value-type="float">
            <text:p>0.9423313324</text:p>
          </table:table-cell>
          <table:table-cell table:formula="of:=AVERAGE([.BN2:.BN11])" office:value-type="float" office:value="0.955845433034874" calcext:value-type="float">
            <text:p>0.955845433</text:p>
          </table:table-cell>
          <table:table-cell table:formula="of:=AVERAGE([.BO2:.BO11])" office:value-type="float" office:value="0.958393350093661" calcext:value-type="float">
            <text:p>0.9583933501</text:p>
          </table:table-cell>
          <table:table-cell table:formula="of:=AVERAGE([.BP2:.BP11])" office:value-type="float" office:value="0.964824509513951" calcext:value-type="float">
            <text:p>0.9648245095</text:p>
          </table:table-cell>
          <table:table-cell table:formula="of:=AVERAGE([.BQ2:.BQ11])" office:value-type="float" office:value="0.969311224489796" calcext:value-type="float">
            <text:p>0.9693112245</text:p>
          </table:table-cell>
          <table:table-cell table:formula="of:=AVERAGE([.BR2:.BR11])" office:value-type="float" office:value="0.971394557823129" calcext:value-type="float">
            <text:p>0.9713945578</text:p>
          </table:table-cell>
          <table:table-cell table:formula="of:=AVERAGE([.BS2:.BS11])" office:value-type="float" office:value="0.971394557823129" calcext:value-type="float">
            <text:p>0.9713945578</text:p>
          </table:table-cell>
          <table:table-cell table:formula="of:=AVERAGE([.BT2:.BT11])" office:value-type="float" office:value="0.977783446712018" calcext:value-type="float">
            <text:p>0.9777834467</text:p>
          </table:table-cell>
          <table:table-cell table:formula="of:=AVERAGE([.BU2:.BU11])" office:value-type="float" office:value="0.979866780045352" calcext:value-type="float">
            <text:p>0.97986678</text:p>
          </table:table-cell>
          <table:table-cell table:formula="of:=AVERAGE([.BV2:.BV11])" office:value-type="float" office:value="0.984172335600907" calcext:value-type="float">
            <text:p>0.9841723356</text:p>
          </table:table-cell>
          <table:table-cell table:formula="of:=AVERAGE([.BW2:.BW11])" office:value-type="float" office:value="0.984172335600907" calcext:value-type="float">
            <text:p>0.9841723356</text:p>
          </table:table-cell>
          <table:table-cell table:formula="of:=AVERAGE([.BX2:.BX11])" office:value-type="float" office:value="0.986394557823129" calcext:value-type="float">
            <text:p>0.9863945578</text:p>
          </table:table-cell>
          <table:table-cell table:formula="of:=AVERAGE([.BY2:.BY11])" office:value-type="float" office:value="0.986394557823129" calcext:value-type="float">
            <text:p>0.9863945578</text:p>
          </table:table-cell>
          <table:table-cell table:formula="of:=AVERAGE([.BZ2:.BZ11])" office:value-type="float" office:value="0.986394557823129" calcext:value-type="float">
            <text:p>0.9863945578</text:p>
          </table:table-cell>
          <table:table-cell table:formula="of:=AVERAGE([.CA2:.CA11])" office:value-type="float" office:value="0.986394557823129" calcext:value-type="float">
            <text:p>0.9863945578</text:p>
          </table:table-cell>
          <table:table-cell table:formula="of:=AVERAGE([.CB2:.CB11])" office:value-type="float" office:value="0.986394557823129" calcext:value-type="float">
            <text:p>0.9863945578</text:p>
          </table:table-cell>
          <table:table-cell table:formula="of:=AVERAGE([.CC2:.CC11])" office:value-type="float" office:value="0.986394557823129" calcext:value-type="float">
            <text:p>0.9863945578</text:p>
          </table:table-cell>
          <table:table-cell table:formula="of:=AVERAGE([.CD2:.CD11])" office:value-type="float" office:value="0.986394557823129" calcext:value-type="float">
            <text:p>0.9863945578</text:p>
          </table:table-cell>
          <table:table-cell table:formula="of:=AVERAGE([.CE2:.CE11])" office:value-type="float" office:value="0.986394557823129" calcext:value-type="float">
            <text:p>0.9863945578</text:p>
          </table:table-cell>
          <table:table-cell table:formula="of:=AVERAGE([.CF2:.CF11])" office:value-type="float" office:value="0.986394557823129" calcext:value-type="float">
            <text:p>0.9863945578</text:p>
          </table:table-cell>
          <table:table-cell table:formula="of:=AVERAGE([.CG2:.CG11])" office:value-type="float" office:value="0.986394557823129" calcext:value-type="float">
            <text:p>0.9863945578</text:p>
          </table:table-cell>
          <table:table-cell table:formula="of:=AVERAGE([.CH2:.CH11])" office:value-type="float" office:value="0.986394557823129" calcext:value-type="float">
            <text:p>0.9863945578</text:p>
          </table:table-cell>
          <table:table-cell table:formula="of:=AVERAGE([.CI2:.CI11])" office:value-type="float" office:value="0.986394557823129" calcext:value-type="float">
            <text:p>0.9863945578</text:p>
          </table:table-cell>
          <table:table-cell table:formula="of:=AVERAGE([.CJ2:.CJ11])" office:value-type="float" office:value="0.986394557823129" calcext:value-type="float">
            <text:p>0.9863945578</text:p>
          </table:table-cell>
          <table:table-cell table:formula="of:=AVERAGE([.CK2:.CK11])" office:value-type="float" office:value="0.986394557823129" calcext:value-type="float">
            <text:p>0.9863945578</text:p>
          </table:table-cell>
          <table:table-cell table:formula="of:=AVERAGE([.CL2:.CL11])" office:value-type="float" office:value="0.986394557823129" calcext:value-type="float">
            <text:p>0.9863945578</text:p>
          </table:table-cell>
          <table:table-cell table:formula="of:=AVERAGE([.CM2:.CM11])" office:value-type="float" office:value="0.986394557823129" calcext:value-type="float">
            <text:p>0.9863945578</text:p>
          </table:table-cell>
          <table:table-cell table:formula="of:=AVERAGE([.CN2:.CN11])" office:value-type="float" office:value="0.986394557823129" calcext:value-type="float">
            <text:p>0.9863945578</text:p>
          </table:table-cell>
          <table:table-cell table:formula="of:=AVERAGE([.CO2:.CO11])" office:value-type="float" office:value="0.986394557823129" calcext:value-type="float">
            <text:p>0.9863945578</text:p>
          </table:table-cell>
          <table:table-cell table:formula="of:=AVERAGE([.CP2:.CP11])" office:value-type="float" office:value="0.986394557823129" calcext:value-type="float">
            <text:p>0.9863945578</text:p>
          </table:table-cell>
          <table:table-cell table:formula="of:=AVERAGE([.CQ2:.CQ11])" office:value-type="float" office:value="0.986394557823129" calcext:value-type="float">
            <text:p>0.9863945578</text:p>
          </table:table-cell>
          <table:table-cell table:formula="of:=AVERAGE([.CR2:.CR11])" office:value-type="float" office:value="0.986394557823129" calcext:value-type="float">
            <text:p>0.9863945578</text:p>
          </table:table-cell>
          <table:table-cell table:formula="of:=AVERAGE([.CS2:.CS11])" office:value-type="float" office:value="0.986394557823129" calcext:value-type="float">
            <text:p>0.9863945578</text:p>
          </table:table-cell>
          <table:table-cell table:formula="of:=AVERAGE([.CT2:.CT11])" office:value-type="float" office:value="0.986394557823129" calcext:value-type="float">
            <text:p>0.9863945578</text:p>
          </table:table-cell>
          <table:table-cell table:formula="of:=AVERAGE([.CU2:.CU11])" office:value-type="float" office:value="0.986394557823129" calcext:value-type="float">
            <text:p>0.9863945578</text:p>
          </table:table-cell>
          <table:table-cell table:formula="of:=AVERAGE([.CV2:.CV11])" office:value-type="float" office:value="0.986394557823129" calcext:value-type="float">
            <text:p>0.9863945578</text:p>
          </table:table-cell>
          <table:table-cell table:formula="of:=AVERAGE([.CW2:.CW11])" office:value-type="float" office:value="0.986394557823129" calcext:value-type="float">
            <text:p>0.9863945578</text:p>
          </table:table-cell>
          <table:table-cell table:formula="of:=AVERAGE([.CX2:.CX11])" office:value-type="float" office:value="0.986394557823129" calcext:value-type="float">
            <text:p>0.9863945578</text:p>
          </table:table-cell>
          <table:table-cell table:formula="of:=AVERAGE([.CY2:.CY11])" office:value-type="float" office:value="0.986394557823129" calcext:value-type="float">
            <text:p>0.9863945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5:34:02.186953205</dc:date>
    <meta:generator>LibreOffice/4.2.7.2$Linux_X86_64 LibreOffice_project/420m0$Build-2</meta:generator>
    <meta:editing-duration>PT14M50S</meta:editing-duration>
    <meta:editing-cycles>4</meta:editing-cycles>
    <meta:document-statistic meta:table-count="2" meta:cell-count="24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6cm" chart:style-name="ch2">
          <text:p>Nearest Happy Square</text:p>
        </chart:title>
        <chart:subtitle svg:x="6.21cm" svg:y="1.301cm" chart:style-name="ch3">
          <text:p>Average for 10 trials</text:p>
        </chart:subtitle>
        <chart:legend chart:legend-position="end" svg:x="13.095cm" svg:y="3.952cm" style:legend-expansion="high" chart:style-name="ch4"/>
        <chart:plot-area chart:style-name="ch5" table:cell-range-address="Sheet1.B12:Sheet1.CY12" chart:data-source-has-labels="row" svg:x="1.331cm" svg:y="2.19cm" svg:width="11.444cm" svg:height="5.649cm">
          <chartooo:coordinate-region svg:x="2.058cm" svg:y="2.39cm" svg:width="9.989cm" svg:height="4.802cm"/>
          <chart:axis chart:dimension="x" chart:name="primary-x" chart:style-name="ch6">
            <chart:title svg:x="5.818cm" svg:y="8.019cm" chart:style-name="ch7">
              <text:p>iteration number</text:p>
            </chart:title>
          </chart:axis>
          <chart:axis chart:dimension="y" chart:name="primary-y" chart:style-name="ch6">
            <chart:title svg:x="0.451cm" svg:y="5.389cm" chart:style-name="ch8">
              <text:p>ratio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B12:Sheet1.AZ12" chart:label-cell-address="similarity" chart:class="chart:scatter">
            <chart:domain table:cell-range-address=""/>
            <chart:data-point chart:repeated="51"/>
          </chart:series>
          <chart:series chart:attached-axis="primary-y" chart:style-name="ch12" chart:values-cell-range-address="Sheet1.BA12:Sheet1.CY12" chart:label-cell-address="happiness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imilarity</text:p>
              </table:table-cell>
              <table:table-cell office:value-type="string">
                <text:p>happi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04782021806639">
                <text:p>0.504782021806639</text:p>
                <draw:g>
                  <svg:desc>Sheet1.B12:Sheet1.AZ12</svg:desc>
                </draw:g>
              </table:table-cell>
              <table:table-cell office:value-type="float" office:value="0.676808526649839">
                <text:p>0.676808526649839</text:p>
                <draw:g>
                  <svg:desc>Sheet1.BA12:Sheet1.C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523857945599825">
                <text:p>0.523857945599825</text:p>
              </table:table-cell>
              <table:table-cell office:value-type="float" office:value="0.709302660959774">
                <text:p>0.709302660959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543465788715661">
                <text:p>0.543465788715661</text:p>
              </table:table-cell>
              <table:table-cell office:value-type="float" office:value="0.74652356243581">
                <text:p>0.74652356243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558540345235438">
                <text:p>0.558540345235438</text:p>
              </table:table-cell>
              <table:table-cell office:value-type="float" office:value="0.782859296965475">
                <text:p>0.782859296965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577297089308885">
                <text:p>0.577297089308885</text:p>
              </table:table-cell>
              <table:table-cell office:value-type="float" office:value="0.805580704002684">
                <text:p>0.8055807040026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593063854480341">
                <text:p>0.593063854480341</text:p>
              </table:table-cell>
              <table:table-cell office:value-type="float" office:value="0.826674518280204">
                <text:p>0.826674518280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606228046699815">
                <text:p>0.606228046699815</text:p>
              </table:table-cell>
              <table:table-cell office:value-type="float" office:value="0.849949285001206">
                <text:p>0.849949285001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28635589058395">
                <text:p>0.628635589058395</text:p>
              </table:table-cell>
              <table:table-cell office:value-type="float" office:value="0.875450818888309">
                <text:p>0.875450818888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642638970576862">
                <text:p>0.642638970576862</text:p>
              </table:table-cell>
              <table:table-cell office:value-type="float" office:value="0.88697301761981">
                <text:p>0.88697301761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56520971037037">
                <text:p>0.656520971037037</text:p>
              </table:table-cell>
              <table:table-cell office:value-type="float" office:value="0.903562699239579">
                <text:p>0.903562699239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669700197119606">
                <text:p>0.669700197119606</text:p>
              </table:table-cell>
              <table:table-cell office:value-type="float" office:value="0.915558710410195">
                <text:p>0.9155587104101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684913805850749">
                <text:p>0.684913805850749</text:p>
              </table:table-cell>
              <table:table-cell office:value-type="float" office:value="0.934113603981092">
                <text:p>0.934113603981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698855164445532">
                <text:p>0.698855164445532</text:p>
              </table:table-cell>
              <table:table-cell office:value-type="float" office:value="0.952615643429368">
                <text:p>0.952615643429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714013622775125">
                <text:p>0.714013622775125</text:p>
              </table:table-cell>
              <table:table-cell office:value-type="float" office:value="0.959786073204636">
                <text:p>0.959786073204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724623155395767">
                <text:p>0.724623155395767</text:p>
              </table:table-cell>
              <table:table-cell office:value-type="float" office:value="0.977912654841978">
                <text:p>0.977912654841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735258041625608">
                <text:p>0.735258041625608</text:p>
              </table:table-cell>
              <table:table-cell office:value-type="float" office:value="0.984949987900298">
                <text:p>0.984949987900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739620610622715">
                <text:p>0.739620610622715</text:p>
              </table:table-cell>
              <table:table-cell office:value-type="float" office:value="0.991437444543035">
                <text:p>0.991437444543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74209177300071">
                <text:p>0.74209177300071</text:p>
              </table:table-cell>
              <table:table-cell office:value-type="float" office:value="0.993611357586513">
                <text:p>0.993611357586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746855367879655">
                <text:p>0.746855367879655</text:p>
              </table:table-cell>
              <table:table-cell office:value-type="float" office:value="0.997826086956522">
                <text:p>0.9978260869565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748038080094976">
                <text:p>0.748038080094976</text:p>
              </table:table-cell>
              <table:table-cell office:value-type="float" office:value="0.997826086956522">
                <text:p>0.997826086956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750574311979034">
                <text:p>0.7505743119790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y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4cm" svg:height="8.976cm" xlink:href=".." xlink:type="simple" chart:class="chart:line" chart:style-name="ch1">
        <chart:legend chart:legend-position="end" svg:x="13.542cm" svg:y="4.189cm" style:legend-expansion="high" chart:style-name="ch2"/>
        <chart:plot-area chart:style-name="ch3" table:cell-range-address="Sheet1.BA12:Sheet1.CY12" svg:x="0.32cm" svg:y="0.179cm" svg:width="12.902cm" svg:height="8.618cm">
          <chartooo:coordinate-region svg:x="1.047cm" svg:y="0.379cm" svg:width="11.988cm" svg:height="7.3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A12:Sheet1.CY12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676808526649839">
                <text:p>0.676808526649839</text:p>
                <draw:g>
                  <svg:desc>Sheet1.BA12:Sheet1.CY12</svg:desc>
                </draw:g>
              </table:table-cell>
              <table:table-cell office:value-type="float" office:value="0.709302660959774">
                <text:p>0.709302660959774</text:p>
              </table:table-cell>
              <table:table-cell office:value-type="float" office:value="0.74652356243581">
                <text:p>0.74652356243581</text:p>
              </table:table-cell>
              <table:table-cell office:value-type="float" office:value="0.782859296965475">
                <text:p>0.782859296965475</text:p>
              </table:table-cell>
              <table:table-cell office:value-type="float" office:value="0.805580704002684">
                <text:p>0.805580704002684</text:p>
              </table:table-cell>
              <table:table-cell office:value-type="float" office:value="0.826674518280204">
                <text:p>0.826674518280204</text:p>
              </table:table-cell>
              <table:table-cell office:value-type="float" office:value="0.849949285001206">
                <text:p>0.849949285001206</text:p>
              </table:table-cell>
              <table:table-cell office:value-type="float" office:value="0.875450818888309">
                <text:p>0.875450818888309</text:p>
              </table:table-cell>
              <table:table-cell office:value-type="float" office:value="0.88697301761981">
                <text:p>0.88697301761981</text:p>
              </table:table-cell>
              <table:table-cell office:value-type="float" office:value="0.903562699239579">
                <text:p>0.903562699239579</text:p>
              </table:table-cell>
              <table:table-cell office:value-type="float" office:value="0.915558710410195">
                <text:p>0.915558710410195</text:p>
              </table:table-cell>
              <table:table-cell office:value-type="float" office:value="0.934113603981092">
                <text:p>0.934113603981092</text:p>
              </table:table-cell>
              <table:table-cell office:value-type="float" office:value="0.952615643429368">
                <text:p>0.952615643429368</text:p>
              </table:table-cell>
              <table:table-cell office:value-type="float" office:value="0.959786073204636">
                <text:p>0.959786073204636</text:p>
              </table:table-cell>
              <table:table-cell office:value-type="float" office:value="0.977912654841978">
                <text:p>0.977912654841978</text:p>
              </table:table-cell>
              <table:table-cell office:value-type="float" office:value="0.984949987900298">
                <text:p>0.984949987900298</text:p>
              </table:table-cell>
              <table:table-cell office:value-type="float" office:value="0.991437444543035">
                <text:p>0.991437444543035</text:p>
              </table:table-cell>
              <table:table-cell office:value-type="float" office:value="0.993611357586513">
                <text:p>0.993611357586513</text:p>
              </table:table-cell>
              <table:table-cell office:value-type="float" office:value="0.997826086956522">
                <text:p>0.997826086956522</text:p>
              </table:table-cell>
              <table:table-cell office:value-type="float" office:value="0.997826086956522">
                <text:p>0.9978260869565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14cm" svg:y="0.316cm" chart:style-name="ch2">
          <text:p>Random Walk Similiarty and Happiness</text:p>
        </chart:title>
        <chart:subtitle svg:x="6.276cm" svg:y="1.301cm" chart:style-name="ch3">
          <text:p>Average of 10 trials</text:p>
        </chart:subtitle>
        <chart:legend chart:legend-position="end" svg:x="13.095cm" svg:y="3.952cm" style:legend-expansion="high" chart:style-name="ch4"/>
        <chart:plot-area chart:style-name="ch5" table:cell-range-address="Sheet1_2.B12:Sheet1_2.CY12" chart:data-source-has-labels="row" svg:x="1.331cm" svg:y="2.19cm" svg:width="11.444cm" svg:height="5.649cm">
          <chartooo:coordinate-region svg:x="2.058cm" svg:y="2.39cm" svg:width="10.531cm" svg:height="4.802cm"/>
          <chart:axis chart:dimension="x" chart:name="primary-x" chart:style-name="ch6">
            <chart:title svg:x="5.818cm" svg:y="8.019cm" chart:style-name="ch7">
              <text:p>iteration number</text:p>
            </chart:title>
          </chart:axis>
          <chart:axis chart:dimension="y" chart:name="primary-y" chart:style-name="ch6">
            <chart:title svg:x="0.451cm" svg:y="5.389cm" chart:style-name="ch8">
              <text:p>ratio</text:p>
            </chart:title>
            <chart:grid chart:style-name="ch9" chart:class="major"/>
          </chart:axis>
          <chart:series chart:style-name="ch10" chart:values-cell-range-address="Sheet1_2.B12:Sheet1_2.AZ12" chart:label-cell-address="similarity" chart:class="chart:scatter">
            <chart:data-point chart:repeated="51"/>
          </chart:series>
          <chart:series chart:style-name="ch11" chart:values-cell-range-address="Sheet1_2.BA12:Sheet1_2.CY12" chart:label-cell-address="happiness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</table:table-cell>
              <table:table-cell office:value-type="string">
                <text:p>happi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5458934702402">
                <text:p>0.505458934702402</text:p>
                <draw:g>
                  <svg:desc>Sheet1_2.B12:Sheet1_2.AZ12</svg:desc>
                </draw:g>
              </table:table-cell>
              <table:table-cell office:value-type="float" office:value="0.68956045725273">
                <text:p>0.68956045725273</text:p>
                <draw:g>
                  <svg:desc>Sheet1_2.BA12:Sheet1_2.C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5431956582589">
                <text:p>0.515431956582589</text:p>
              </table:table-cell>
              <table:table-cell office:value-type="float" office:value="0.712653933114748">
                <text:p>0.712653933114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3215938600329">
                <text:p>0.533215938600329</text:p>
              </table:table-cell>
              <table:table-cell office:value-type="float" office:value="0.730088732462682">
                <text:p>0.730088732462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201832826267">
                <text:p>0.548201832826267</text:p>
              </table:table-cell>
              <table:table-cell office:value-type="float" office:value="0.760515685193709">
                <text:p>0.760515685193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3354216599589">
                <text:p>0.563354216599589</text:p>
              </table:table-cell>
              <table:table-cell office:value-type="float" office:value="0.792957356855786">
                <text:p>0.792957356855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5730686601449">
                <text:p>0.585730686601449</text:p>
              </table:table-cell>
              <table:table-cell office:value-type="float" office:value="0.819394234637201">
                <text:p>0.819394234637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026342428087">
                <text:p>0.602026342428087</text:p>
              </table:table-cell>
              <table:table-cell office:value-type="float" office:value="0.842147327969396">
                <text:p>0.842147327969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758873182719">
                <text:p>0.619758873182719</text:p>
              </table:table-cell>
              <table:table-cell office:value-type="float" office:value="0.863876424746447">
                <text:p>0.863876424746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0912155099821">
                <text:p>0.640912155099821</text:p>
              </table:table-cell>
              <table:table-cell office:value-type="float" office:value="0.880422281560846">
                <text:p>0.880422281560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1713600739248">
                <text:p>0.651713600739248</text:p>
              </table:table-cell>
              <table:table-cell office:value-type="float" office:value="0.897735401802355">
                <text:p>0.897735401802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6686532941805">
                <text:p>0.666686532941805</text:p>
              </table:table-cell>
              <table:table-cell office:value-type="float" office:value="0.915777341898551">
                <text:p>0.915777341898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1043521155561">
                <text:p>0.681043521155561</text:p>
              </table:table-cell>
              <table:table-cell office:value-type="float" office:value="0.929364407159438">
                <text:p>0.929364407159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3984525267538">
                <text:p>0.693984525267538</text:p>
              </table:table-cell>
              <table:table-cell office:value-type="float" office:value="0.942331332401208">
                <text:p>0.942331332401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6781020798118">
                <text:p>0.706781020798118</text:p>
              </table:table-cell>
              <table:table-cell office:value-type="float" office:value="0.955845433034874">
                <text:p>0.955845433034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8980303816112">
                <text:p>0.718980303816112</text:p>
              </table:table-cell>
              <table:table-cell office:value-type="float" office:value="0.958393350093661">
                <text:p>0.958393350093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4047879155427">
                <text:p>0.724047879155427</text:p>
              </table:table-cell>
              <table:table-cell office:value-type="float" office:value="0.964824509513951">
                <text:p>0.96482450951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0499174589059">
                <text:p>0.730499174589059</text:p>
              </table:table-cell>
              <table:table-cell office:value-type="float" office:value="0.969311224489796">
                <text:p>0.969311224489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3593420620805">
                <text:p>0.733593420620805</text:p>
              </table:table-cell>
              <table:table-cell office:value-type="float" office:value="0.971394557823129">
                <text:p>0.971394557823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4925431202816">
                <text:p>0.734925431202816</text:p>
              </table:table-cell>
              <table:table-cell office:value-type="float" office:value="0.971394557823129">
                <text:p>0.971394557823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9159888874773">
                <text:p>0.739159888874773</text:p>
              </table:table-cell>
              <table:table-cell office:value-type="float" office:value="0.977783446712018">
                <text:p>0.977783446712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3519346546731">
                <text:p>0.743519346546731</text:p>
              </table:table-cell>
              <table:table-cell office:value-type="float" office:value="0.979866780045352">
                <text:p>0.979866780045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7736608451493">
                <text:p>0.747736608451493</text:p>
              </table:table-cell>
              <table:table-cell office:value-type="float" office:value="0.984172335600907">
                <text:p>0.984172335600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8620206335091">
                <text:p>0.748620206335091</text:p>
              </table:table-cell>
              <table:table-cell office:value-type="float" office:value="0.984172335600907">
                <text:p>0.984172335600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center-y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014cm" svg:y="0.316cm" chart:style-name="ch2">
          <text:p>Random Walk Similiarty and Happiness</text:p>
        </chart:title>
        <chart:subtitle svg:x="6.276cm" svg:y="1.301cm" chart:style-name="ch3">
          <text:p>Average of 10 trials</text:p>
        </chart:subtitle>
        <chart:legend chart:legend-position="end" svg:x="13.095cm" svg:y="3.952cm" style:legend-expansion="high" chart:style-name="ch4"/>
        <chart:plot-area chart:style-name="ch5" chart:data-source-has-labels="both" svg:x="1.331cm" svg:y="2.19cm" svg:width="11.444cm" svg:height="5.649cm">
          <chartooo:coordinate-region svg:x="2.058cm" svg:y="2.39cm" svg:width="10.531cm" svg:height="4.802cm"/>
          <chart:axis chart:dimension="x" chart:name="primary-x" chart:style-name="ch6" chartooo:axis-type="auto">
            <chart:title svg:x="5.818cm" svg:y="8.019cm" chart:style-name="ch7">
              <text:p>iteration number</text:p>
            </chart:title>
            <chart:categories table:cell-range-address="local-table.$A$2:.$A$52"/>
          </chart:axis>
          <chart:axis chart:dimension="y" chart:name="primary-y" chart:style-name="ch6">
            <chart:title svg:x="0.451cm" svg:y="5.389cm" chart:style-name="ch8">
              <text:p>ratio</text:p>
            </chart:title>
            <chart:grid chart:style-name="ch9" chart:class="major"/>
          </chart:axis>
          <chart:series chart:style-name="ch10" chart:values-cell-range-address="local-table.$B$2:.$B$52" chart:label-cell-address="local-table.$B$1" chart:class="chart:scatter">
            <chart:data-point chart:repeated="51"/>
          </chart:series>
          <chart:series chart:style-name="ch11" chart:values-cell-range-address="local-table.$C$2:.$C$52" chart:label-cell-address="local-table.$C$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</table:table-cell>
              <table:table-cell office:value-type="string">
                <text:p>happi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5458934702402">
                <text:p>0.505458934702402</text:p>
              </table:table-cell>
              <table:table-cell office:value-type="float" office:value="0.68956045725273">
                <text:p>0.68956045725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5431956582589">
                <text:p>0.515431956582589</text:p>
              </table:table-cell>
              <table:table-cell office:value-type="float" office:value="0.712653933114748">
                <text:p>0.712653933114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3215938600329">
                <text:p>0.533215938600329</text:p>
              </table:table-cell>
              <table:table-cell office:value-type="float" office:value="0.730088732462682">
                <text:p>0.730088732462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201832826267">
                <text:p>0.548201832826267</text:p>
              </table:table-cell>
              <table:table-cell office:value-type="float" office:value="0.760515685193709">
                <text:p>0.760515685193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3354216599589">
                <text:p>0.563354216599589</text:p>
              </table:table-cell>
              <table:table-cell office:value-type="float" office:value="0.792957356855786">
                <text:p>0.792957356855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5730686601449">
                <text:p>0.585730686601449</text:p>
              </table:table-cell>
              <table:table-cell office:value-type="float" office:value="0.819394234637201">
                <text:p>0.819394234637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2026342428087">
                <text:p>0.602026342428087</text:p>
              </table:table-cell>
              <table:table-cell office:value-type="float" office:value="0.842147327969396">
                <text:p>0.8421473279693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9758873182719">
                <text:p>0.619758873182719</text:p>
              </table:table-cell>
              <table:table-cell office:value-type="float" office:value="0.863876424746447">
                <text:p>0.863876424746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0912155099821">
                <text:p>0.640912155099821</text:p>
              </table:table-cell>
              <table:table-cell office:value-type="float" office:value="0.880422281560846">
                <text:p>0.880422281560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51713600739248">
                <text:p>0.651713600739248</text:p>
              </table:table-cell>
              <table:table-cell office:value-type="float" office:value="0.897735401802355">
                <text:p>0.897735401802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6686532941805">
                <text:p>0.666686532941805</text:p>
              </table:table-cell>
              <table:table-cell office:value-type="float" office:value="0.915777341898551">
                <text:p>0.915777341898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1043521155561">
                <text:p>0.681043521155561</text:p>
              </table:table-cell>
              <table:table-cell office:value-type="float" office:value="0.929364407159438">
                <text:p>0.929364407159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3984525267538">
                <text:p>0.693984525267538</text:p>
              </table:table-cell>
              <table:table-cell office:value-type="float" office:value="0.942331332401208">
                <text:p>0.942331332401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6781020798118">
                <text:p>0.706781020798118</text:p>
              </table:table-cell>
              <table:table-cell office:value-type="float" office:value="0.955845433034874">
                <text:p>0.955845433034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8980303816112">
                <text:p>0.718980303816112</text:p>
              </table:table-cell>
              <table:table-cell office:value-type="float" office:value="0.958393350093661">
                <text:p>0.958393350093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4047879155427">
                <text:p>0.724047879155427</text:p>
              </table:table-cell>
              <table:table-cell office:value-type="float" office:value="0.964824509513951">
                <text:p>0.96482450951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0499174589059">
                <text:p>0.730499174589059</text:p>
              </table:table-cell>
              <table:table-cell office:value-type="float" office:value="0.969311224489796">
                <text:p>0.9693112244897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3593420620805">
                <text:p>0.733593420620805</text:p>
              </table:table-cell>
              <table:table-cell office:value-type="float" office:value="0.971394557823129">
                <text:p>0.971394557823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4925431202816">
                <text:p>0.734925431202816</text:p>
              </table:table-cell>
              <table:table-cell office:value-type="float" office:value="0.971394557823129">
                <text:p>0.971394557823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9159888874773">
                <text:p>0.739159888874773</text:p>
              </table:table-cell>
              <table:table-cell office:value-type="float" office:value="0.977783446712018">
                <text:p>0.977783446712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43519346546731">
                <text:p>0.743519346546731</text:p>
              </table:table-cell>
              <table:table-cell office:value-type="float" office:value="0.979866780045352">
                <text:p>0.979866780045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47736608451493">
                <text:p>0.747736608451493</text:p>
              </table:table-cell>
              <table:table-cell office:value-type="float" office:value="0.984172335600907">
                <text:p>0.984172335600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48620206335091">
                <text:p>0.748620206335091</text:p>
              </table:table-cell>
              <table:table-cell office:value-type="float" office:value="0.984172335600907">
                <text:p>0.984172335600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0048777763662">
                <text:p>0.750048777763662</text:p>
              </table:table-cell>
              <table:table-cell office:value-type="float" office:value="0.986394557823129">
                <text:p>0.986394557823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